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24.7cm" fo:margin-top="0cm" fo:margin-bottom="0cm" style:page-number="auto" table:align="left" style:writing-mode="lr-tb"/>
    </style:style>
    <style:style style:name="Table1.A" style:family="table-column">
      <style:table-column-properties style:column-width="5.80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8.894cm"/>
    </style:style>
    <style:style style:name="Table1.D" style:family="table-column">
      <style:table-column-properties style:column-width="1.305cm"/>
    </style:style>
    <style:style style:name="Table1.E" style:family="table-column">
      <style:table-column-properties style:column-width="1.094cm"/>
    </style:style>
    <style:style style:name="Table1.F" style:family="table-column">
      <style:table-column-properties style:column-width="1.2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187cm" fo:keep-together="auto"/>
    </style:style>
    <style:style style:name="Table1.A12" style:family="table-cell">
      <style:table-cell-properties style:vertical-align="middle" fo:background-color="#cccccc" fo:padding-left="0.101cm" fo:padding-right="0.10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14" style:family="table-row">
      <style:table-row-properties style:min-row-height="0.623cm" fo:keep-together="auto"/>
    </style:style>
    <style:style style:name="Table1.22" style:family="table-row">
      <style:table-row-properties style:min-row-height="0.011cm" fo:keep-together="auto"/>
    </style:style>
    <style:style style:name="Table1.A22" style:family="table-cell">
      <style:table-cell-properties style:vertical-align="middle" fo:background-color="#cccccc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.35" style:family="table-row">
      <style:table-row-properties style:min-row-height="0.249cm" fo:keep-together="auto"/>
    </style:style>
    <style:style style:name="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P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style:font-size-asian="10pt" style:font-size-complex="10pt"/>
    </style:style>
    <style:style style:name="P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f473e" style:font-size-asian="10pt" style:font-size-complex="10pt"/>
    </style:style>
    <style:style style:name="P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d4722" style:font-size-asian="10pt" style:font-size-complex="10pt"/>
    </style:style>
    <style:style style:name="P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a9672" style:font-size-asian="10pt" style:font-size-complex="10pt"/>
    </style:style>
    <style:style style:name="P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/>
    </style:style>
    <style:style style:name="P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a92ca"/>
    </style:style>
    <style:style style:name="P9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d4722"/>
    </style:style>
    <style:style style:name="P10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1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6b5c89" style:font-size-asian="10pt" style:font-name-complex="Lohit Devanagari" style:font-size-complex="10pt"/>
    </style:style>
    <style:style style:name="P12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381440" style:font-size-asian="10pt" style:font-name-complex="Lohit Devanagari" style:font-size-complex="10pt"/>
    </style:style>
    <style:style style:name="P1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027d09" style:font-size-asian="10pt" style:font-name-complex="Lohit Devanagari" style:font-size-complex="10pt"/>
    </style:style>
    <style:style style:name="P1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7172bc" style:font-size-asian="10pt" style:font-name-complex="Lohit Devanagari" style:font-size-complex="10pt"/>
    </style:style>
    <style:style style:name="P1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13ed18" style:font-size-asian="10pt" style:font-name-complex="Lohit Devanagari" style:font-size-complex="10pt"/>
    </style:style>
    <style:style style:name="P1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officeooo:rsid="000c70e2" officeooo:paragraph-rsid="0055b846" style:font-size-asian="10pt" style:font-name-complex="Calibri Light1" style:font-size-complex="10pt"/>
    </style:style>
    <style:style style:name="P17" style:family="paragraph" style:parent-style-name="Normal_20__28_Web_29_">
      <loext:graphic-properties draw:fill="none"/>
      <style:paragraph-properties fo:margin-left="0.042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8pt" officeooo:rsid="0013d129" officeooo:paragraph-rsid="003e948c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393f8" style:font-size-asian="9pt" style:font-name-complex="Calibri Light1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a57b5" style:font-size-asian="9pt" style:font-name-complex="Calibri Light1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cfb1a" style:font-size-asian="9pt" style:font-name-complex="Calibri Light1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e1a2e" style:font-size-asian="9pt" style:font-name-complex="Calibri Light1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56f1d" style:font-size-asian="9pt" style:font-name-complex="Calibri Light1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42440" style:font-size-asian="9pt" style:font-name-complex="Calibri Light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503eb" style:font-size-asian="9pt" style:font-name-complex="Calibri Light1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8deac" style:font-size-asian="9pt" style:font-name-complex="Calibri Light1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cfb95" style:font-size-asian="9pt" style:font-name-complex="Calibri Light1" style:font-size-complex="9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0c70e2" style:font-size-asian="9pt" style:font-name-complex="Calibri Light1" style:font-size-complex="9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4393f8" style:font-size-asian="9pt" style:font-name-complex="Calibri Light1" style:font-size-complex="9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57c11" officeooo:paragraph-rsid="00757c11" style:font-size-asian="9pt" style:font-name-complex="Calibri Light1" style:font-size-complex="9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e47d6" officeooo:paragraph-rsid="000e47d6" style:font-size-asian="9pt" style:font-name-complex="Calibri Light1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1e9ec" officeooo:paragraph-rsid="0001e9ec" style:font-size-asian="9pt" style:font-name-complex="Calibri Light1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044026" style:font-size-asian="9pt" style:font-name-complex="Calibri Light1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4393f8" style:font-size-asian="9pt" style:font-name-complex="Calibri Light1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a92ca" officeooo:paragraph-rsid="000a92ca" style:font-size-asian="9pt" style:font-size-complex="9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Lato Light" officeooo:paragraph-rsid="00868a87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8cfb95" style:font-size-asian="9pt" style:font-name-complex="Calibri Light1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393f8" style:font-size-asian="9pt" style:font-name-complex="Calibri Light1" style:font-size-complex="9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7a57b5" style:font-size-asian="9pt" style:font-name-complex="Calibri Light1" style:font-size-complex="9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56f1d" style:font-size-asian="9pt" style:font-name-complex="Calibri Light1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f522d" style:font-size-asian="9pt" style:font-name-complex="Calibri Light1" style:font-size-complex="9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8cfb95" style:font-size-asian="9pt" style:font-name-complex="Calibri Light1" style:font-size-complex="9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393f8" style:font-size-asian="9pt" style:font-name-complex="Calibri Light1" style:font-size-complex="9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f522d" style:font-size-asian="9pt" style:font-name-complex="Calibri Light1" style:font-size-complex="9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42440" style:font-size-asian="9pt" style:font-name-complex="Calibri Light1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503eb" style:font-size-asian="9pt" style:font-name-complex="Calibri Light1" style:font-size-complex="9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8deac" style:font-size-asian="9pt" style:font-name-complex="Calibri Light1" style:font-size-complex="9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0e47d6" style:font-size-asian="9pt" style:font-name-complex="Calibri Light1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4393f8" style:font-size-asian="9pt" style:font-name-complex="Calibri Light1" style:font-size-complex="9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874a47" style:font-size-asian="9pt" style:font-name-complex="Calibri Light1" style:font-size-complex="9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834a21" officeooo:paragraph-rsid="00834a21" style:font-size-asian="9pt" style:font-name-complex="Calibri Light1" style:font-size-complex="9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165e27" style:font-size-asian="9pt" style:font-name-complex="Calibri Light1" style:font-size-complex="9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7f33a" style:font-size-asian="9pt" style:font-name-complex="Calibri Light1" style:font-size-complex="9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57c11" style:font-size-asian="9pt" style:font-name-complex="Calibri Light1" style:font-size-complex="9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e1a2e" style:font-size-asian="9pt" style:font-name-complex="Calibri Light1" style:font-size-complex="9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44026" officeooo:paragraph-rsid="0067fc3a" style:font-size-asian="9pt" style:font-name-complex="Calibri Light1" style:font-size-complex="9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e47d6" officeooo:paragraph-rsid="00874a47" style:font-size-asian="9pt" style:font-name-complex="Calibri Light1" style:font-size-complex="9pt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2a82a" style:font-size-asian="9pt" style:font-name-complex="Calibri Light1" style:font-size-complex="9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372d8" style:font-size-asian="9pt" style:font-name-complex="Calibri Light1" style:font-size-complex="9pt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31e1bf" style:font-size-asian="9pt" style:font-name-complex="Calibri Light1" style:font-size-complex="9pt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0fcc1" style:font-size-asian="9pt" style:font-name-complex="Calibri Light1" style:font-size-complex="9pt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393f8" style:font-size-asian="9pt" style:font-name-complex="Calibri Light1" style:font-size-complex="9pt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42440" style:font-size-asian="9pt" style:font-name-complex="Calibri Light1" style:font-size-complex="9pt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c0545" style:font-size-asian="9pt" style:font-name-complex="Calibri Light1" style:font-size-complex="9pt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cfb95" style:font-size-asian="9pt" style:font-name-complex="Calibri Light1" style:font-size-complex="9pt"/>
    </style:style>
    <style:style style:name="P75" style:family="paragraph" style:parent-style-name="Normal_20__28_Web_29_">
      <style:paragraph-properties fo:margin-top="0cm" fo:margin-bottom="0cm" loext:contextual-spacing="false" fo:line-height="100%"/>
      <style:text-properties style:font-name="Lato Light"/>
    </style:style>
    <style:style style:name="P76" style:family="paragraph" style:parent-style-name="Normal_20__28_Web_29_">
      <style:paragraph-properties fo:margin-top="0cm" fo:margin-bottom="0cm" loext:contextual-spacing="false" fo:line-height="100%"/>
      <style:text-properties style:font-name="Lato Light" officeooo:paragraph-rsid="008e4ebb"/>
    </style:style>
    <style:style style:name="P77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b5c89" style:font-size-asian="8pt" style:font-name-complex="Calibri Light1" style:font-size-complex="8pt"/>
    </style:style>
    <style:style style:name="P78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70109e" style:font-size-asian="8pt" style:font-name-complex="Calibri Light1" style:font-size-complex="8pt"/>
    </style:style>
    <style:style style:name="P79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5666d" style:font-size-asian="8pt" style:font-name-complex="Calibri Light1" style:font-size-complex="8pt"/>
    </style:style>
    <style:style style:name="P80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10pt" style:font-size-asian="10pt" style:font-size-complex="10pt"/>
    </style:style>
    <style:style style:name="P81" style:family="paragraph" style:parent-style-name="Normal_20__28_Web_29_">
      <style:paragraph-properties fo:margin-top="0cm" fo:margin-bottom="0cm" loext:contextual-spacing="false" fo:line-height="100%"/>
      <style:text-properties style:use-window-font-color="true" style:font-name="Lohit Devanagari" fo:font-size="10pt" style:font-size-asian="10pt" style:font-name-complex="Lohit Devanagari" style:font-size-complex="10pt"/>
    </style:style>
    <style:style style:name="P8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165e27" style:font-size-asian="10pt" style:font-size-complex="10pt"/>
    </style:style>
    <style:style style:name="P8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4b5567" style:font-size-asian="10pt" style:font-size-complex="10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303560" style:font-size-asian="10pt" style:font-size-complex="10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8d51" officeooo:paragraph-rsid="00108d51" style:font-size-asian="10pt" style:font-size-complex="10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23625" style:font-size-asian="10pt" style:font-size-complex="10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af7bb" style:font-size-asian="10pt" style:font-size-complex="10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10e50d" style:font-size-asian="10pt" style:font-size-complex="10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57c11" style:font-size-asian="8pt" style:font-name-complex="Calibri Light1" style:font-size-complex="8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a57b5" style:font-size-asian="8pt" style:font-name-complex="Calibri Light1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cfb1a" style:font-size-asian="8pt" style:font-name-complex="Calibri Light1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5567" style:font-size-asian="8pt" style:font-name-complex="Calibri Light1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72bc" style:font-size-asian="8pt" style:font-name-complex="Calibri Light1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0545" style:font-size-asian="8pt" style:font-name-complex="Calibri Light1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fb95" style:font-size-asian="8pt" style:font-name-complex="Calibri Light1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e1a2e" officeooo:paragraph-rsid="007e1a2e" style:font-size-asian="8pt" style:font-size-complex="8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7a70" style:font-size-asian="8pt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503eb" style:font-size-asian="8pt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0545" style:font-size-asian="8pt" style:font-size-complex="8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fb95" style:font-size-asian="8pt" style:font-size-complex="8pt"/>
    </style:style>
    <style:style style:name="P10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e50d" officeooo:paragraph-rsid="0086f719" style:font-size-asian="8pt" style:font-size-complex="8pt"/>
    </style:style>
    <style:style style:name="P10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e50d" officeooo:paragraph-rsid="008e4ebb" style:font-size-asian="8pt" style:font-size-complex="8pt"/>
    </style:style>
    <style:style style:name="P10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1a2e" style:font-size-asian="8pt" style:font-name-complex="Sanskrit 20031" style:font-size-complex="8pt"/>
    </style:style>
    <style:style style:name="P10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paragraph-rsid="0088deac" style:font-size-asian="8pt" style:font-name-complex="Sanskrit 20031" style:font-size-complex="8pt"/>
    </style:style>
    <style:style style:name="P10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6f719" style:font-size-asian="8pt" style:font-name-complex="Sanskrit 20031" style:font-size-complex="8pt"/>
    </style:style>
    <style:style style:name="P10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e4ebb" style:font-size-asian="8pt" style:font-name-complex="Sanskrit 20031" style:font-size-complex="8pt"/>
    </style:style>
    <style:style style:name="P10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rsid="0001e9ec" officeooo:paragraph-rsid="00874a47" style:font-size-asian="8pt" style:font-name-complex="Sanskrit 20031" style:font-size-complex="8pt"/>
    </style:style>
    <style:style style:name="P10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8d51" officeooo:paragraph-rsid="008ea663" style:font-size-asian="8pt" style:font-name-complex="Sanskrit 20031" style:font-size-complex="8pt" style:language-complex="hi" style:country-complex="IN"/>
    </style:style>
    <style:style style:name="P1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ea663" style:font-size-asian="8pt" style:font-name-complex="Sanskrit 20031" style:font-size-complex="8pt" style:language-complex="hi" style:country-complex="IN"/>
    </style:style>
    <style:style style:name="P1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65e27" style:font-size-asian="8pt" style:font-name-complex="Sanskrit 20031" style:font-size-complex="8pt"/>
    </style:style>
    <style:style style:name="P1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536b31" style:font-size-asian="8pt" style:font-name-complex="Sanskrit 20031" style:font-size-complex="8pt"/>
    </style:style>
    <style:style style:name="P1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646d07" style:font-size-asian="8pt" style:font-name-complex="Sanskrit 20031" style:font-size-complex="8pt"/>
    </style:style>
    <style:style style:name="P1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a0827" style:font-size-asian="8pt" style:font-name-complex="Sanskrit 20031" style:font-size-complex="8pt"/>
    </style:style>
    <style:style style:name="P1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fb2ef" style:font-size-asian="8pt" style:font-name-complex="Sanskrit 20031" style:font-size-complex="8pt"/>
    </style:style>
    <style:style style:name="P1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1" style:font-size-complex="8pt"/>
    </style:style>
    <style:style style:name="P1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10336" style:font-size-asian="8pt" style:font-name-complex="Sanskrit 20031" style:font-size-complex="8pt"/>
    </style:style>
    <style:style style:name="P1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b8f62" style:font-size-asian="8pt" style:font-name-complex="Sanskrit 20031" style:font-size-complex="8pt"/>
    </style:style>
    <style:style style:name="P1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a7a70" style:font-size-asian="8pt" style:font-name-complex="Sanskrit 20031" style:font-size-complex="8pt"/>
    </style:style>
    <style:style style:name="P1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0a92ca" style:font-size-asian="8pt" style:font-name-complex="Sanskrit 20031" style:font-size-complex="8pt"/>
    </style:style>
    <style:style style:name="P1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ae2e" style:font-size-asian="8pt" style:font-name-complex="Sanskrit 20031" style:font-size-complex="8pt"/>
    </style:style>
    <style:style style:name="P1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e948c" style:font-size-asian="8pt" style:font-name-complex="Sanskrit 20031" style:font-size-complex="8pt"/>
    </style:style>
    <style:style style:name="P1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3d129" style:font-size-asian="8pt" style:font-name-complex="Sanskrit 20031" style:font-size-complex="8pt"/>
    </style:style>
    <style:style style:name="P12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8d51" style:font-size-asian="8pt" style:font-name-complex="Sanskrit 20031" style:font-size-complex="8pt"/>
    </style:style>
    <style:style style:name="P12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0827" style:font-size-asian="8pt" style:font-name-complex="Sanskrit 20031" style:font-size-complex="8pt"/>
    </style:style>
    <style:style style:name="P12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f7bb" style:font-size-asian="8pt" style:font-name-complex="Sanskrit 20031" style:font-size-complex="8pt"/>
    </style:style>
    <style:style style:name="P12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e50d" style:font-size-asian="8pt" style:font-name-complex="Sanskrit 20031" style:font-size-complex="8pt"/>
    </style:style>
    <style:style style:name="P1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09e9" style:font-size-asian="8pt" style:font-name-complex="Sanskrit 20031" style:font-size-complex="8pt"/>
    </style:style>
    <style:style style:name="P12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03560" style:font-size-asian="8pt" style:font-name-complex="Sanskrit 20031" style:font-size-complex="8pt"/>
    </style:style>
    <style:style style:name="P13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133b6b" style:font-size-asian="8pt" style:font-name-complex="Sanskrit 20031" style:font-size-complex="8pt"/>
    </style:style>
    <style:style style:name="P13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6a2a9e" style:font-size-asian="8pt" style:font-name-complex="Sanskrit 20031" style:font-size-complex="8pt"/>
    </style:style>
    <style:style style:name="P13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044026" style:font-size-asian="8pt" style:font-name-complex="Sanskrit 20031" style:font-size-complex="8pt"/>
    </style:style>
    <style:style style:name="P13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01e9ec" style:font-size-asian="10pt" style:font-name-complex="Lohit Devanagari" style:font-size-complex="10pt"/>
    </style:style>
    <style:style style:name="P13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67bcf4" style:font-size-asian="10pt" style:font-name-complex="Lohit Devanagari" style:font-size-complex="10pt"/>
    </style:style>
    <style:style style:name="P13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ato Light1" fo:font-size="8pt" officeooo:paragraph-rsid="008c0545" style:font-size-asian="8pt" style:font-name-complex="Sanskrit 20031" style:font-size-complex="8pt"/>
    </style:style>
    <style:style style:name="P13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use-window-font-color="true" style:font-name="Lato Light1" fo:font-size="8pt" officeooo:paragraph-rsid="00842440" style:font-size-asian="8pt" style:font-name-complex="Sanskrit 20031" style:font-size-complex="8pt"/>
    </style:style>
    <style:style style:name="P13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Lato Light" fo:font-size="10pt" officeooo:paragraph-rsid="0001e9ec" style:font-size-asian="10pt" style:font-name-complex="Calibri Light1" style:font-size-complex="10pt"/>
    </style:style>
    <style:style style:name="P13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Calibri Light" fo:font-size="10pt" officeooo:paragraph-rsid="00044026" style:font-size-asian="10pt" style:font-name-complex="Calibri Light1" style:font-size-complex="10pt"/>
    </style:style>
    <style:style style:name="P13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1" fo:font-size="8pt" officeooo:paragraph-rsid="00751485" style:font-size-asian="8pt" style:font-name-complex="Sanskrit 20031" style:font-size-complex="8pt"/>
    </style:style>
    <style:style style:name="P14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210336" style:font-size-asian="10pt" style:font-size-complex="10pt"/>
    </style:style>
    <style:style style:name="P14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10pt" officeooo:paragraph-rsid="0038cb49" style:font-size-asian="10pt" style:font-size-complex="10pt"/>
    </style:style>
    <style:style style:name="P14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3fb2ef" style:font-size-asian="10pt" style:font-size-complex="10pt"/>
    </style:style>
    <style:style style:name="P14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13ed18" style:font-size-asian="10pt" style:font-size-complex="10pt"/>
    </style:style>
    <style:style style:name="P14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57c11" style:font-size-asian="8pt" style:font-size-complex="8pt"/>
    </style:style>
    <style:style style:name="P14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a57b5" style:font-size-asian="8pt" style:font-size-complex="8pt"/>
    </style:style>
    <style:style style:name="P146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cfb1a" style:font-size-asian="8pt" style:font-size-complex="8pt"/>
    </style:style>
    <style:style style:name="P147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8c0545" style:font-size-asian="8pt" style:font-size-complex="8pt"/>
    </style:style>
    <style:style style:name="P148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8pt" officeooo:paragraph-rsid="00842440" style:font-size-asian="8pt" style:font-size-complex="8pt"/>
    </style:style>
    <style:style style:name="P14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8pt" officeooo:paragraph-rsid="0088deac" style:font-size-asian="8pt" style:font-size-complex="8pt"/>
    </style:style>
    <style:style style:name="P15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05cm"/>
        </style:tab-stops>
      </style:paragraph-properties>
      <style:text-properties style:font-name="Calibri Light" fo:font-size="8pt" officeooo:paragraph-rsid="008c0545" style:font-size-asian="8pt" style:font-size-complex="8pt"/>
    </style:style>
    <style:style style:name="P15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rsid="0013d129" officeooo:paragraph-rsid="0013d129" style:font-size-asian="8pt" style:font-size-complex="8pt"/>
    </style:style>
    <style:style style:name="P15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133b6b" style:font-size-asian="8pt" style:font-name-complex="Calibri Light1" style:font-size-complex="8pt"/>
    </style:style>
    <style:style style:name="P15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6a2a9e" style:font-size-asian="8pt" style:font-name-complex="Calibri Light1" style:font-size-complex="8pt"/>
    </style:style>
    <style:style style:name="P15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874a47" style:font-size-asian="8pt" style:font-name-complex="Calibri Light1" style:font-size-complex="8pt"/>
    </style:style>
    <style:style style:name="P155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56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style:font-size-asian="10pt" style:font-size-complex="10pt"/>
    </style:style>
    <style:style style:name="P157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381440" style:font-size-asian="10pt" style:font-size-complex="10pt"/>
    </style:style>
    <style:style style:name="P158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868a87" style:font-size-asian="10pt" style:font-size-complex="10pt"/>
    </style:style>
    <style:style style:name="P15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rsid="007172bc" officeooo:paragraph-rsid="007172bc" style:font-size-asian="10pt" style:font-size-complex="10pt"/>
    </style:style>
    <style:style style:name="P16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officeooo:paragraph-rsid="0038cb49"/>
    </style:style>
    <style:style style:name="P16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0f473e" style:font-size-asian="10pt" style:font-name-complex="Lohit Devanagari" style:font-size-complex="10pt"/>
    </style:style>
    <style:style style:name="P16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style:font-size-asian="10pt" style:font-name-complex="Lohit Devanagari" style:font-size-complex="10pt"/>
    </style:style>
    <style:style style:name="P163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164" style:family="paragraph" style:parent-style-name="Normal_20__28_Web_29_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8.75pt" style:font-name-complex="Lohit Devanagari" style:font-size-complex="10pt"/>
    </style:style>
    <style:style style:name="P16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style:font-size-asian="10pt" style:font-size-complex="10pt"/>
    </style:style>
    <style:style style:name="P16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officeooo:paragraph-rsid="000679a9" style:font-size-asian="10pt" style:font-size-complex="10pt"/>
    </style:style>
    <style:style style:name="P16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/>
    </style:style>
    <style:style style:name="P16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paragraph-rsid="007de046"/>
    </style:style>
    <style:style style:name="P16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style:font-size-asian="8pt" style:font-name-complex="Calibri Light1" style:font-size-complex="8pt"/>
    </style:style>
    <style:style style:name="P17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style:font-size-asian="8pt" style:font-name-complex="Calibri Light1" style:font-size-complex="8pt"/>
    </style:style>
    <style:style style:name="P17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officeooo:paragraph-rsid="007df38b" style:font-size-asian="8pt" style:font-name-complex="Calibri Light1" style:font-size-complex="8pt"/>
    </style:style>
    <style:style style:name="P17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officeooo:rsid="0001e9ec" officeooo:paragraph-rsid="00059493" style:font-size-asian="8pt" style:font-name-complex="Calibri Light1" style:font-size-complex="8pt"/>
    </style:style>
    <style:style style:name="P17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rsid="003b8f62" officeooo:paragraph-rsid="003b8f62"/>
    </style:style>
    <style:style style:name="P174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1" fo:font-size="8pt" officeooo:paragraph-rsid="00381440" style:font-size-asian="8pt" style:font-name-complex="Sanskrit 20031" style:font-size-complex="8pt"/>
    </style:style>
    <style:style style:name="P17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76" style:family="paragraph" style:parent-style-name="Normal_20__28_Web_29_">
      <loext:graphic-properties draw:fill="solid" draw:fill-color="#cccccc" draw:opacity="100%"/>
      <style:paragraph-properties fo:margin-left="1.501cm" fo:margin-right="0cm" fo:margin-top="0cm" fo:margin-bottom="0cm" loext:contextual-spacing="false" fo:line-height="100%" fo:text-indent="-1.501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17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0a92ca" style:font-size-asian="10pt" style:font-name-complex="Lohit Devanagari" style:font-size-complex="10pt"/>
    </style:style>
    <style:style style:name="P17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13d129" style:font-size-asian="10pt" style:font-name-complex="Lohit Devanagari" style:font-size-complex="10pt"/>
    </style:style>
    <style:style style:name="P17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18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7df38b" style:font-size-asian="10pt" style:font-name-complex="Lohit Devanagari" style:font-size-complex="10pt"/>
    </style:style>
    <style:style style:name="P181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use-window-font-color="true" style:font-name="Sanskrit 2003" fo:font-size="10pt" officeooo:paragraph-rsid="006a7846" style:font-size-asian="10pt" style:font-name-complex="Lohit Devanagari" style:font-size-complex="10pt" style:language-complex="hi" style:country-complex="IN"/>
    </style:style>
    <style:style style:name="P182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font-name="Lato Light" fo:font-size="8pt" officeooo:paragraph-rsid="0061fd03" style:font-size-asian="8pt" style:font-name-complex="Calibri Light1" style:font-size-complex="8pt"/>
    </style:style>
    <style:style style:name="P183" style:family="paragraph" style:parent-style-name="Standard">
      <loext:graphic-properties draw:fill="none"/>
      <style:paragraph-properties fo:margin-top="0cm" fo:margin-bottom="0cm" loext:contextual-spacing="false" fo:background-color="transparent" style:shadow="none">
        <style:tab-stops/>
      </style:paragraph-properties>
    </style:style>
    <style:style style:name="T1" style:family="text">
      <style:text-properties officeooo:rsid="004393f8"/>
    </style:style>
    <style:style style:name="T2" style:family="text">
      <style:text-properties officeooo:rsid="007172bc"/>
    </style:style>
    <style:style style:name="T3" style:family="text">
      <style:text-properties fo:color="#000099" fo:font-size="10pt" fo:font-weight="bold" style:font-size-asian="10pt" style:font-weight-asian="bold" style:font-name-complex="Calibri Light1" style:font-size-complex="10pt" style:font-weight-complex="bold"/>
    </style:style>
    <style:style style:name="T4" style:family="text">
      <style:text-properties fo:color="#000099" fo:font-size="10pt" style:font-size-asian="10pt" style:font-name-complex="Calibri Light1" style:font-size-complex="10pt"/>
    </style:style>
    <style:style style:name="T5" style:family="text">
      <style:text-properties fo:color="#000099" fo:font-size="10pt" officeooo:rsid="000a92ca" style:font-size-asian="10pt" style:font-name-complex="Calibri Light1" style:font-size-complex="10pt"/>
    </style:style>
    <style:style style:name="T6" style:family="text">
      <style:text-properties fo:color="#000099" fo:font-size="10pt" officeooo:rsid="000d4722" style:font-size-asian="10pt" style:font-name-complex="Calibri Light1" style:font-size-complex="10pt"/>
    </style:style>
    <style:style style:name="T7" style:family="text">
      <style:text-properties fo:color="#000099" fo:font-size="10pt" officeooo:rsid="003e948c" style:font-size-asian="10pt" style:font-name-complex="Calibri Light1" style:font-size-complex="10pt"/>
    </style:style>
    <style:style style:name="T8" style:family="text">
      <style:text-properties fo:color="#000099" style:font-name-complex="Sanskrit 20031"/>
    </style:style>
    <style:style style:name="T9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10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11" style:family="text">
      <style:text-properties fo:color="#000099" style:font-name="Lato Light" fo:font-size="10pt" fo:font-weight="normal" officeooo:rsid="008fb33c" style:font-size-asian="10pt" style:font-weight-asian="normal" style:font-name-complex="Calibri Light1" style:font-size-complex="10pt" style:language-complex="hi" style:country-complex="IN" style:font-weight-complex="normal"/>
    </style:style>
    <style:style style:name="T12" style:family="text">
      <style:text-properties fo:color="#000099" style:font-name="Lato Light" fo:font-size="10pt" fo:font-weight="normal" officeooo:rsid="00918217" style:font-size-asian="10pt" style:font-weight-asian="normal" style:font-name-complex="Calibri Light1" style:font-size-complex="10pt" style:language-complex="hi" style:country-complex="IN" style:font-weight-complex="normal"/>
    </style:style>
    <style:style style:name="T13" style:family="text">
      <style:text-properties fo:color="#000099" style:font-name="Lato Light" fo:font-size="10pt" fo:font-weight="normal" officeooo:rsid="00923ed7" style:font-size-asian="10pt" style:font-weight-asian="normal" style:font-name-complex="Calibri Light1" style:font-size-complex="10pt" style:language-complex="hi" style:country-complex="IN" style:font-weight-complex="normal"/>
    </style:style>
    <style:style style:name="T14" style:family="text">
      <style:text-properties fo:color="#000099" style:font-name="Lato Light" fo:font-size="10pt" fo:font-weight="normal" officeooo:rsid="0093a434" style:font-size-asian="10pt" style:font-weight-asian="normal" style:font-name-complex="Calibri Light1" style:font-size-complex="10pt" style:language-complex="hi" style:country-complex="IN" style:font-weight-complex="normal"/>
    </style:style>
    <style:style style:name="T15" style:family="text">
      <style:text-properties fo:color="#000099" style:font-name="Lato Light" fo:font-size="10pt" fo:font-weight="normal" officeooo:rsid="009702bc" style:font-size-asian="10pt" style:font-weight-asian="normal" style:font-name-complex="Calibri Light1" style:font-size-complex="10pt" style:language-complex="hi" style:country-complex="IN" style:font-weight-complex="normal"/>
    </style:style>
    <style:style style:name="T16" style:family="text">
      <style:text-properties fo:color="#000099" style:font-name="Lato Light" fo:font-size="10pt" fo:font-weight="normal" officeooo:rsid="008008eb" style:font-size-asian="10pt" style:font-weight-asian="normal" style:font-name-complex="Calibri Light1" style:font-size-complex="10pt" style:language-complex="hi" style:country-complex="IN" style:font-weight-complex="normal"/>
    </style:style>
    <style:style style:name="T17" style:family="text">
      <style:text-properties fo:color="#000099" style:font-name="Lato Light" fo:font-size="10pt" fo:font-weight="normal" officeooo:rsid="00996e90" style:font-size-asian="10pt" style:font-weight-asian="normal" style:font-name-complex="Calibri Light1" style:font-size-complex="10pt" style:language-complex="hi" style:country-complex="IN" style:font-weight-complex="normal"/>
    </style:style>
    <style:style style:name="T18" style:family="text">
      <style:text-properties fo:color="#000099" style:font-name="Lato Light" fo:font-size="10pt" fo:font-weight="normal" officeooo:rsid="0094fc21" style:font-size-asian="10pt" style:font-weight-asian="normal" style:font-name-complex="Calibri Light1" style:font-size-complex="10pt" style:language-complex="hi" style:country-complex="IN" style:font-weight-complex="normal"/>
    </style:style>
    <style:style style:name="T19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20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21" style:family="text">
      <style:text-properties fo:color="#000099" style:font-name="Lato Light" fo:font-size="10pt" fo:font-weight="bold" officeooo:rsid="008fb33c" style:font-size-asian="10pt" style:font-weight-asian="bold" style:font-name-complex="Calibri Light1" style:font-size-complex="10pt" style:language-complex="hi" style:country-complex="IN" style:font-weight-complex="bold"/>
    </style:style>
    <style:style style:name="T22" style:family="text">
      <style:text-properties fo:color="#000099" style:font-name="Lato Light" fo:font-size="10pt" fo:font-weight="bold" officeooo:rsid="007f0b54" style:font-size-asian="10pt" style:font-weight-asian="bold" style:font-name-complex="Calibri Light1" style:font-size-complex="10pt" style:language-complex="hi" style:country-complex="IN" style:font-weight-complex="bold"/>
    </style:style>
    <style:style style:name="T23" style:family="text">
      <style:text-properties fo:color="#000099" style:font-name="Lato Light" fo:font-size="10pt" fo:font-weight="bold" officeooo:rsid="008008eb" style:font-size-asian="10pt" style:font-weight-asian="bold" style:font-name-complex="Calibri Light1" style:font-size-complex="10pt" style:language-complex="hi" style:country-complex="IN" style:font-weight-complex="bold"/>
    </style:style>
    <style:style style:name="T24" style:family="text">
      <style:text-properties fo:color="#000099" style:font-name="Lato Light" fo:font-size="10pt" fo:font-weight="bold" officeooo:rsid="003b8f62" style:font-size-asian="10pt" style:font-weight-asian="bold" style:font-name-complex="Calibri Light1" style:font-size-complex="10pt" style:language-complex="hi" style:country-complex="IN" style:font-weight-complex="bold"/>
    </style:style>
    <style:style style:name="T25" style:family="text">
      <style:text-properties fo:color="#000099" style:font-name="Lato Light" fo:font-size="10pt" fo:font-weight="bold" officeooo:rsid="0013d129" style:font-size-asian="10pt" style:font-weight-asian="bold" style:font-name-complex="Calibri Light1" style:font-size-complex="10pt" style:font-weight-complex="bold"/>
    </style:style>
    <style:style style:name="T26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27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28" style:family="text">
      <style:text-properties fo:color="#000099" style:font-name="Lato Light" fo:font-size="10pt" officeooo:rsid="006c2a4d" style:font-size-asian="10pt" style:font-name-complex="Calibri Light1" style:font-size-complex="10pt" style:language-complex="hi" style:country-complex="IN"/>
    </style:style>
    <style:style style:name="T29" style:family="text">
      <style:text-properties fo:color="#000099" style:font-name="Lato Light" fo:font-size="10pt" officeooo:rsid="00923ed7" style:font-size-asian="10pt" style:font-name-complex="Calibri Light1" style:font-size-complex="10pt" style:language-complex="hi" style:country-complex="IN"/>
    </style:style>
    <style:style style:name="T30" style:family="text">
      <style:text-properties fo:color="#000099" style:font-name="Lato Light" fo:font-size="10pt" officeooo:rsid="007f0b54" style:font-size-asian="10pt" style:font-name-complex="Calibri Light1" style:font-size-complex="10pt" style:language-complex="hi" style:country-complex="IN"/>
    </style:style>
    <style:style style:name="T31" style:family="text">
      <style:text-properties fo:color="#000099" style:font-name="Lato Light" fo:font-size="10pt" officeooo:rsid="0093a434" style:font-size-asian="10pt" style:font-name-complex="Calibri Light1" style:font-size-complex="10pt" style:language-complex="hi" style:country-complex="IN"/>
    </style:style>
    <style:style style:name="T32" style:family="text">
      <style:text-properties fo:color="#000099" style:font-name="Lato Light" fo:font-size="10pt" officeooo:rsid="008008eb" style:font-size-asian="10pt" style:font-name-complex="Calibri Light1" style:font-size-complex="10pt" style:language-complex="hi" style:country-complex="IN"/>
    </style:style>
    <style:style style:name="T33" style:family="text">
      <style:text-properties fo:color="#000099" style:font-name="Lato Light" fo:font-size="10pt" officeooo:rsid="00996e90" style:font-size-asian="10pt" style:font-name-complex="Calibri Light1" style:font-size-complex="10pt" style:language-complex="hi" style:country-complex="IN"/>
    </style:style>
    <style:style style:name="T34" style:family="text">
      <style:text-properties fo:color="#000099" style:font-name="Lato Light" fo:font-size="10pt" officeooo:rsid="0013d129" style:font-size-asian="10pt" style:font-name-complex="Calibri Light1" style:font-size-complex="10pt"/>
    </style:style>
    <style:style style:name="T35" style:family="text">
      <style:text-properties fo:color="#000099" style:font-name="Lato Light" fo:font-size="10pt" officeooo:rsid="009b28da" style:font-size-asian="10pt" style:font-name-complex="Calibri Light1" style:font-size-complex="10pt"/>
    </style:style>
    <style:style style:name="T36" style:family="text">
      <style:text-properties fo:color="#000099" style:font-name="Lato Light" fo:font-size="10pt" fo:font-style="normal" fo:font-weight="normal" officeooo:rsid="007f0b54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37" style:family="text">
      <style:text-properties fo:color="#000099" style:font-name="Lato Light" fo:font-size="10pt" fo:font-style="normal" fo:font-weight="normal" officeooo:rsid="00923ed7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38" style:family="text">
      <style:text-properties fo:color="#000099" style:font-name="Lato Light" fo:font-weight="normal" style:font-weight-asian="normal" style:font-name-complex="Calibri Light1" style:language-complex="hi" style:country-complex="IN" style:font-weight-complex="normal"/>
    </style:style>
    <style:style style:name="T39" style:family="text">
      <style:text-properties fo:color="#000099" style:font-name="Lato Light" fo:font-weight="normal" officeooo:rsid="004d0058" style:font-weight-asian="normal" style:font-name-complex="Calibri Light1" style:language-complex="hi" style:country-complex="IN" style:font-weight-complex="normal"/>
    </style:style>
    <style:style style:name="T40" style:family="text">
      <style:text-properties fo:color="#000099" style:font-name="Lato Light" fo:font-weight="normal" officeooo:rsid="005e5035" style:font-weight-asian="normal" style:font-name-complex="Calibri Light1" style:language-complex="hi" style:country-complex="IN" style:font-weight-complex="normal"/>
    </style:style>
    <style:style style:name="T41" style:family="text">
      <style:text-properties fo:color="#000099" style:font-name="Lato Light" fo:font-weight="normal" officeooo:rsid="003d50de" style:font-weight-asian="normal" style:font-name-complex="Calibri Light1" style:language-complex="hi" style:country-complex="IN" style:font-weight-complex="normal"/>
    </style:style>
    <style:style style:name="T42" style:family="text">
      <style:text-properties fo:color="#000099" style:font-name="Lato Light" fo:font-weight="normal" officeooo:rsid="000c70e2" style:font-weight-asian="normal" style:font-name-complex="Calibri Light1" style:language-complex="hi" style:country-complex="IN" style:font-weight-complex="normal"/>
    </style:style>
    <style:style style:name="T43" style:family="text">
      <style:text-properties fo:color="#000099" style:font-name="Lato Light" fo:font-weight="normal" officeooo:rsid="00657e0b" style:font-weight-asian="normal" style:font-name-complex="Calibri Light1" style:language-complex="hi" style:country-complex="IN" style:font-weight-complex="normal"/>
    </style:style>
    <style:style style:name="T44" style:family="text">
      <style:text-properties fo:color="#000099" style:font-name="Lato Light" fo:font-weight="normal" officeooo:rsid="003ef39d" style:font-weight-asian="normal" style:font-name-complex="Calibri Light1" style:language-complex="hi" style:country-complex="IN" style:font-weight-complex="normal"/>
    </style:style>
    <style:style style:name="T45" style:family="text">
      <style:text-properties fo:color="#000099" style:font-name="Lato Light" fo:font-weight="normal" officeooo:rsid="0013ed18" style:font-weight-asian="normal" style:font-name-complex="Calibri Light1" style:language-complex="hi" style:country-complex="IN" style:font-weight-complex="normal"/>
    </style:style>
    <style:style style:name="T46" style:family="text">
      <style:text-properties fo:color="#000099" style:font-name="Lato Light" fo:font-weight="normal" officeooo:rsid="006315ff" style:font-weight-asian="normal" style:font-name-complex="Calibri Light1" style:language-complex="hi" style:country-complex="IN" style:font-weight-complex="normal"/>
    </style:style>
    <style:style style:name="T47" style:family="text">
      <style:text-properties fo:color="#000099" style:font-name="Lato Light" fo:font-weight="bold" style:font-weight-asian="bold" style:font-name-complex="Calibri Light1" style:language-complex="hi" style:country-complex="IN" style:font-weight-complex="bold"/>
    </style:style>
    <style:style style:name="T48" style:family="text">
      <style:text-properties fo:color="#000099" style:font-name="Lato Light" fo:font-weight="bold" officeooo:rsid="0036fc5d" style:font-weight-asian="bold" style:font-name-complex="Calibri Light1" style:language-complex="hi" style:country-complex="IN" style:font-weight-complex="bold"/>
    </style:style>
    <style:style style:name="T49" style:family="text">
      <style:text-properties fo:color="#000099" style:font-name="Lato Light" fo:font-weight="bold" officeooo:rsid="000c70e2" style:font-weight-asian="bold" style:font-name-complex="Calibri Light1" style:language-complex="hi" style:country-complex="IN" style:font-weight-complex="bold"/>
    </style:style>
    <style:style style:name="T50" style:family="text">
      <style:text-properties fo:color="#000099" style:font-name="Lato Light" fo:font-weight="bold" officeooo:rsid="0057a0af" style:font-weight-asian="bold" style:font-name-complex="Calibri Light1" style:language-complex="hi" style:country-complex="IN" style:font-weight-complex="bold"/>
    </style:style>
    <style:style style:name="T51" style:family="text">
      <style:text-properties fo:color="#000099" style:font-name="Lato Light" fo:font-weight="bold" officeooo:rsid="0038cb49" style:font-weight-asian="bold" style:font-name-complex="Calibri Light1" style:language-complex="hi" style:country-complex="IN" style:font-weight-complex="bold"/>
    </style:style>
    <style:style style:name="T52" style:family="text">
      <style:text-properties fo:color="#000099" style:font-name="Lato Light" style:font-name-complex="Calibri Light1" style:language-complex="hi" style:country-complex="IN"/>
    </style:style>
    <style:style style:name="T53" style:family="text">
      <style:text-properties fo:color="#000099" style:font-name="Lato Light" officeooo:rsid="0057a0af" style:font-name-complex="Calibri Light1" style:language-complex="hi" style:country-complex="IN"/>
    </style:style>
    <style:style style:name="T54" style:family="text">
      <style:text-properties fo:color="#000099" style:font-name="Lato Light" officeooo:rsid="000a9672" style:font-name-complex="Calibri Light1" style:language-complex="hi" style:country-complex="IN"/>
    </style:style>
    <style:style style:name="T55" style:family="text">
      <style:text-properties fo:color="#000099" style:font-name="Lato Light" officeooo:rsid="006e2baf" style:font-name-complex="Calibri Light1" style:language-complex="hi" style:country-complex="IN"/>
    </style:style>
    <style:style style:name="T56" style:family="text">
      <style:text-properties fo:color="#000099" style:font-name="Lato Light" officeooo:rsid="007277c7" style:font-name-complex="Calibri Light1" style:language-complex="hi" style:country-complex="IN"/>
    </style:style>
    <style:style style:name="T57" style:family="text">
      <style:text-properties fo:color="#000099" style:font-name="Lato Light" officeooo:rsid="00657e0b" style:font-name-complex="Calibri Light1" style:language-complex="hi" style:country-complex="IN"/>
    </style:style>
    <style:style style:name="T58" style:family="text">
      <style:text-properties fo:color="#000099" style:font-name="Lato Light" officeooo:rsid="003af7bb" style:font-name-complex="Calibri Light1" style:language-complex="hi" style:country-complex="IN"/>
    </style:style>
    <style:style style:name="T59" style:family="text">
      <style:text-properties fo:color="#000099" style:font-name="Lato Light" fo:font-size="11pt" fo:font-weight="bold" officeooo:rsid="00801ccf" style:font-size-asian="11pt" style:font-weight-asian="bold" style:font-name-complex="Calibri Light1" style:font-size-complex="11pt" style:language-complex="hi" style:country-complex="IN" style:font-weight-complex="bold"/>
    </style:style>
    <style:style style:name="T60" style:family="text">
      <style:text-properties fo:color="#000099" style:font-name="Lato Light" fo:font-size="11pt" officeooo:rsid="00801ccf" style:font-size-asian="11pt" style:font-name-complex="Calibri Light1" style:font-size-complex="11pt" style:language-complex="hi" style:country-complex="IN"/>
    </style:style>
    <style:style style:name="T61" style:family="text">
      <style:text-properties fo:color="#000099" style:font-name="Lato Light" fo:font-size="11pt" officeooo:rsid="009ab399" style:font-size-asian="11pt" style:font-name-complex="Calibri Light1" style:font-size-complex="11pt" style:language-complex="hi" style:country-complex="IN"/>
    </style:style>
    <style:style style:name="T62" style:family="text">
      <style:text-properties fo:color="#000099" style:font-name="Lato Light1" fo:font-weight="bold" officeooo:rsid="000a35fc" style:font-weight-asian="bold" style:font-name-complex="Sanskrit 20031" style:language-complex="hi" style:country-complex="IN" style:font-weight-complex="bold"/>
    </style:style>
    <style:style style:name="T63" style:family="text">
      <style:text-properties fo:color="#000099" style:font-name="Lato Light1" fo:font-weight="normal" officeooo:rsid="0074e4fc" style:font-weight-asian="normal" style:font-name-complex="Sanskrit 20031" style:language-complex="hi" style:country-complex="IN" style:font-weight-complex="normal"/>
    </style:style>
    <style:style style:name="T64" style:family="text">
      <style:text-properties fo:color="#000099" style:font-name="Lato Light1" fo:font-size="10pt" officeooo:rsid="00881d86" style:font-size-asian="10pt" style:font-name-complex="Sanskrit 20031" style:font-size-complex="10pt" style:language-complex="hi" style:country-complex="IN"/>
    </style:style>
    <style:style style:name="T65" style:family="text">
      <style:text-properties fo:color="#000099" style:font-name="Lato Light1" fo:font-size="10pt" officeooo:rsid="000a35fc" style:font-size-asian="10pt" style:font-name-complex="Sanskrit 20031" style:font-size-complex="10pt" style:language-complex="hi" style:country-complex="IN"/>
    </style:style>
    <style:style style:name="T66" style:family="text">
      <style:text-properties fo:color="#000099" style:font-name="Lato Light1" fo:font-size="10pt" officeooo:rsid="008f9057" style:font-size-asian="10pt" style:font-name-complex="Sanskrit 20031" style:font-size-complex="10pt" style:language-complex="hi" style:country-complex="IN"/>
    </style:style>
    <style:style style:name="T67" style:family="text">
      <style:text-properties fo:color="#000099"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68" style:family="text">
      <style:text-properties fo:color="#000099" style:font-name="Lato Light1" fo:font-size="10pt" fo:font-weight="bold" officeooo:rsid="0015383d" style:font-size-asian="10pt" style:font-weight-asian="bold" style:font-name-complex="Sanskrit 20031" style:font-size-complex="10pt" style:language-complex="hi" style:country-complex="IN" style:font-weight-complex="bold"/>
    </style:style>
    <style:style style:name="T69" style:family="text">
      <style:text-properties fo:color="#000099" style:font-name="Lato Light1" fo:font-size="10pt" fo:font-weight="bold" officeooo:rsid="00891dfa" style:font-size-asian="10pt" style:font-weight-asian="bold" style:font-name-complex="Sanskrit 20031" style:font-size-complex="10pt" style:language-complex="hi" style:country-complex="IN" style:font-weight-complex="bold"/>
    </style:style>
    <style:style style:name="T70" style:family="text">
      <style:text-properties fo:color="#000099" style:font-name="Lato Light1" fo:font-size="10pt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71" style:family="text">
      <style:text-properties fo:color="#000099" style:font-name="Lato Light1" fo:font-size="10pt" fo:font-weight="bold" officeooo:rsid="001f6c49" style:font-size-asian="10pt" style:font-weight-asian="bold" style:font-name-complex="Sanskrit 20031" style:font-size-complex="10pt" style:language-complex="hi" style:country-complex="IN" style:font-weight-complex="bold"/>
    </style:style>
    <style:style style:name="T72" style:family="text">
      <style:text-properties fo:color="#000099" style:font-name="Lato Light1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73" style:family="text">
      <style:text-properties fo:color="#000099" style:font-name="Lato Light1" fo:font-size="10pt" fo:font-weight="normal" officeooo:rsid="00881d86" style:font-size-asian="10pt" style:font-weight-asian="normal" style:font-name-complex="Sanskrit 20031" style:font-size-complex="10pt" style:language-complex="hi" style:country-complex="IN" style:font-weight-complex="normal"/>
    </style:style>
    <style:style style:name="T74" style:family="text">
      <style:text-properties fo:color="#000099" style:font-name="Lato Light1" fo:font-size="10pt" fo:font-weight="normal" officeooo:rsid="00891dfa" style:font-size-asian="10pt" style:font-weight-asian="normal" style:font-name-complex="Sanskrit 20031" style:font-size-complex="10pt" style:language-complex="hi" style:country-complex="IN" style:font-weight-complex="normal"/>
    </style:style>
    <style:style style:name="T75" style:family="text">
      <style:text-properties fo:color="#000099" style:font-name="Lato Light1" fo:font-size="10pt" fo:font-weight="normal" officeooo:rsid="00177852" style:font-size-asian="10pt" style:font-weight-asian="normal" style:font-name-complex="Sanskrit 20031" style:font-size-complex="10pt" style:language-complex="hi" style:country-complex="IN" style:font-weight-complex="normal"/>
    </style:style>
    <style:style style:name="T76" style:family="text">
      <style:text-properties fo:color="#000099" style:font-name="Lato Light1" fo:font-size="10pt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77" style:family="text">
      <style:text-properties fo:color="#000099" style:font-name="Lato Light1" fo:font-size="10pt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78" style:family="text">
      <style:text-properties fo:color="#000099" style:font-name="Lato Light1" fo:font-size="10pt" style:text-underline-style="none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79" style:family="text">
      <style:text-properties fo:color="#000099" style:font-name="Lato Light1" fo:font-size="10pt" style:text-underline-style="none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80" style:family="text">
      <style:text-properties fo:color="#000099" fo:font-weight="bold" style:font-weight-asian="bold" style:font-name-complex="Calibri Light1" style:font-weight-complex="bold"/>
    </style:style>
    <style:style style:name="T81" style:family="text">
      <style:text-properties fo:color="#000099" fo:font-weight="bold" officeooo:rsid="000f473e" style:font-weight-asian="bold" style:font-name-complex="Calibri Light1" style:font-weight-complex="bold"/>
    </style:style>
    <style:style style:name="T82" style:family="text">
      <style:text-properties fo:color="#000099" fo:font-weight="bold" officeooo:rsid="0040a2cc" style:font-weight-asian="bold" style:font-name-complex="Calibri Light1" style:font-weight-complex="bold"/>
    </style:style>
    <style:style style:name="T83" style:family="text">
      <style:text-properties fo:color="#000099" fo:font-weight="bold" officeooo:rsid="000679a9" style:font-weight-asian="bold" style:font-name-complex="Calibri Light1" style:font-weight-complex="bold"/>
    </style:style>
    <style:style style:name="T84" style:family="text">
      <style:text-properties fo:color="#000099" fo:font-weight="bold" officeooo:rsid="005e1893" style:font-weight-asian="bold" style:font-name-complex="Calibri Light1" style:font-weight-complex="bold"/>
    </style:style>
    <style:style style:name="T85" style:family="text">
      <style:text-properties fo:color="#000099" fo:font-weight="bold" officeooo:rsid="000a35fc" style:font-weight-asian="bold" style:font-name-complex="Sanskrit 20031" style:language-complex="hi" style:country-complex="IN" style:font-weight-complex="bold"/>
    </style:style>
    <style:style style:name="T86" style:family="text">
      <style:text-properties fo:color="#000099" fo:font-weight="bold" officeooo:rsid="002bce09" style:font-weight-asian="bold" style:font-name-complex="Sanskrit 20031" style:language-complex="hi" style:country-complex="IN" style:font-weight-complex="bold"/>
    </style:style>
    <style:style style:name="T87" style:family="text">
      <style:text-properties fo:color="#000099" style:font-name-complex="Calibri Light1"/>
    </style:style>
    <style:style style:name="T88" style:family="text">
      <style:text-properties fo:color="#000099" officeooo:rsid="00381440" style:font-name-complex="Calibri Light1"/>
    </style:style>
    <style:style style:name="T89" style:family="text">
      <style:text-properties fo:color="#000099" officeooo:rsid="000d4722" style:font-name-complex="Calibri Light1"/>
    </style:style>
    <style:style style:name="T90" style:family="text">
      <style:text-properties fo:color="#000099" officeooo:rsid="000a9672" style:font-name-complex="Calibri Light1"/>
    </style:style>
    <style:style style:name="T91" style:family="text">
      <style:text-properties fo:color="#000099" officeooo:rsid="000679a9" style:font-name-complex="Calibri Light1"/>
    </style:style>
    <style:style style:name="T92" style:family="text">
      <style:text-properties fo:color="#000099" officeooo:rsid="0063d409" style:font-name-complex="Calibri Light1"/>
    </style:style>
    <style:style style:name="T93" style:family="text">
      <style:text-properties fo:color="#000099" fo:font-weight="normal" style:font-weight-asian="normal" style:font-name-complex="Calibri Light1" style:font-weight-complex="normal"/>
    </style:style>
    <style:style style:name="T94" style:family="text">
      <style:text-properties fo:color="#000099" fo:font-weight="normal" officeooo:rsid="000f473e" style:font-weight-asian="normal" style:font-name-complex="Calibri Light1" style:font-weight-complex="normal"/>
    </style:style>
    <style:style style:name="T95" style:family="text">
      <style:text-properties fo:color="#000099" fo:font-weight="normal" officeooo:rsid="00027d09" style:font-weight-asian="normal" style:font-name-complex="Calibri Light1" style:font-weight-complex="normal"/>
    </style:style>
    <style:style style:name="T96" style:family="text">
      <style:text-properties fo:color="#000099" fo:font-weight="normal" officeooo:rsid="000679a9" style:font-weight-asian="normal" style:font-name-complex="Calibri Light1" style:font-weight-complex="normal"/>
    </style:style>
    <style:style style:name="T97" style:family="text">
      <style:text-properties fo:color="#000099" fo:font-weight="normal" officeooo:rsid="004eb934" style:font-weight-asian="normal" style:font-name-complex="Calibri Light1" style:font-weight-complex="normal"/>
    </style:style>
    <style:style style:name="T98" style:family="text">
      <style:text-properties fo:color="#000099" fo:font-weight="normal" officeooo:rsid="000a35fc" style:font-weight-asian="normal" style:font-name-complex="Sanskrit 20031" style:language-complex="hi" style:country-complex="IN" style:font-weight-complex="normal"/>
    </style:style>
    <style:style style:name="T99" style:family="text">
      <style:text-properties fo:color="#000099" fo:font-weight="normal" officeooo:rsid="002f955b" style:font-weight-asian="normal" style:font-name-complex="Sanskrit 20031" style:language-complex="hi" style:country-complex="IN" style:font-weight-complex="normal"/>
    </style:style>
    <style:style style:name="T100" style:family="text">
      <style:text-properties fo:color="#000099" fo:font-weight="normal" officeooo:rsid="00027d09" style:font-weight-asian="normal" style:font-name-complex="Sanskrit 20031" style:language-complex="hi" style:country-complex="IN" style:font-weight-complex="normal"/>
    </style:style>
    <style:style style:name="T101" style:family="text">
      <style:text-properties fo:color="#000099" fo:font-weight="normal" officeooo:rsid="002bce09" style:font-weight-asian="normal" style:font-name-complex="Sanskrit 20031" style:language-complex="hi" style:country-complex="IN" style:font-weight-complex="normal"/>
    </style:style>
    <style:style style:name="T102" style:family="text">
      <style:text-properties fo:color="#000099" fo:font-weight="normal" officeooo:rsid="0081b8f9" style:font-weight-asian="normal" style:font-name-complex="Sanskrit 20031" style:language-complex="hi" style:country-complex="IN" style:font-weight-complex="normal"/>
    </style:style>
    <style:style style:name="T103" style:family="text">
      <style:text-properties fo:color="#000099" fo:font-weight="normal" officeooo:rsid="00868a87" style:font-weight-asian="normal" style:font-name-complex="Sanskrit 20031" style:language-complex="hi" style:country-complex="IN" style:font-weight-complex="normal"/>
    </style:style>
    <style:style style:name="T104" style:family="text">
      <style:text-properties fo:font-size="8pt" style:font-size-asian="8pt" style:font-name-complex="Calibri Light1" style:font-size-complex="8pt"/>
    </style:style>
    <style:style style:name="T105" style:family="text">
      <style:text-properties fo:font-size="8pt" style:font-size-asian="8pt" style:font-name-complex="Sanskrit 20031" style:font-size-complex="8pt"/>
    </style:style>
    <style:style style:name="T106" style:family="text">
      <style:text-properties fo:font-size="8pt" officeooo:rsid="0001e9ec" style:font-size-asian="8pt" style:font-name-complex="Sanskrit 20031" style:font-size-complex="8pt"/>
    </style:style>
    <style:style style:name="T107" style:family="text">
      <style:text-properties style:font-name="Lato Light" fo:font-size="10pt" fo:font-weight="bold" style:font-size-asian="10pt" style:font-weight-asian="bold" style:font-size-complex="10pt" style:language-complex="hi" style:country-complex="IN" style:font-weight-complex="bold"/>
    </style:style>
    <style:style style:name="T108" style:family="text">
      <style:text-properties style:font-name="Lato Light" fo:font-size="10pt" fo:font-weight="bold" officeooo:rsid="008008eb" style:font-size-asian="10pt" style:font-weight-asian="bold" style:font-size-complex="10pt" style:language-complex="hi" style:country-complex="IN" style:font-weight-complex="bold"/>
    </style:style>
    <style:style style:name="T109" style:family="text">
      <style:text-properties style:font-name="Lato Light" fo:font-size="10pt" fo:font-weight="normal" officeooo:rsid="00421e8b" style:font-size-asian="10pt" style:font-weight-asian="normal" style:font-size-complex="10pt" style:language-complex="hi" style:country-complex="IN" style:font-weight-complex="normal"/>
    </style:style>
    <style:style style:name="T110" style:family="text">
      <style:text-properties style:font-name="Lato Light" fo:font-size="10pt" style:font-size-asian="10pt" style:font-size-complex="10pt" style:language-complex="hi" style:country-complex="IN"/>
    </style:style>
    <style:style style:name="T111" style:family="text">
      <style:text-properties style:font-name="Lato Light" fo:font-size="10pt" officeooo:rsid="00421e8b" style:font-size-asian="10pt" style:font-size-complex="10pt" style:language-complex="hi" style:country-complex="IN"/>
    </style:style>
    <style:style style:name="T112" style:family="text">
      <style:text-properties style:font-name="Lato Light" fo:font-size="10pt" officeooo:rsid="00133b6b" style:font-size-asian="10pt" style:font-size-complex="10pt" style:language-complex="hi" style:country-complex="IN"/>
    </style:style>
    <style:style style:name="T113" style:family="text">
      <style:text-properties style:font-name="Lato Light" fo:font-size="10pt" officeooo:rsid="0076e724" style:font-size-asian="10pt" style:font-size-complex="10pt" style:language-complex="hi" style:country-complex="IN"/>
    </style:style>
    <style:style style:name="T114" style:family="text">
      <style:text-properties style:font-name="Lato Light" fo:font-size="10pt" officeooo:rsid="0093a434" style:font-size-asian="10pt" style:font-size-complex="10pt" style:language-complex="hi" style:country-complex="IN"/>
    </style:style>
    <style:style style:name="T115" style:family="text">
      <style:text-properties style:font-name="Lato Light" fo:font-size="10pt" officeooo:rsid="008008eb" style:font-size-asian="10pt" style:font-size-complex="10pt" style:language-complex="hi" style:country-complex="IN"/>
    </style:style>
    <style:style style:name="T116" style:family="text">
      <style:text-properties style:font-name="Lato Light" style:font-name-complex="Calibri Light1"/>
    </style:style>
    <style:style style:name="T117" style:family="text">
      <style:text-properties style:font-name="Lato Light" fo:font-weight="bold" officeooo:rsid="000a35fc" style:font-weight-asian="bold" style:font-name-complex="Sanskrit 20031" style:language-complex="hi" style:country-complex="IN" style:font-weight-complex="bold"/>
    </style:style>
    <style:style style:name="T118" style:family="text">
      <style:text-properties style:font-name="Lato Light" fo:font-weight="normal" officeooo:rsid="000a35fc" style:font-weight-asian="normal" style:font-name-complex="Sanskrit 20031" style:language-complex="hi" style:country-complex="IN" style:font-weight-complex="normal"/>
    </style:style>
    <style:style style:name="T119" style:family="text">
      <style:text-properties style:font-name="Lato Light" fo:font-weight="normal" officeooo:rsid="00303b45" style:font-weight-asian="normal" style:font-name-complex="Sanskrit 20031" style:language-complex="hi" style:country-complex="IN" style:font-weight-complex="normal"/>
    </style:style>
    <style:style style:name="T120" style:family="text">
      <style:text-properties style:font-name="Lato Light" fo:font-weight="normal" officeooo:rsid="006047e1" style:font-weight-asian="normal" style:font-name-complex="Sanskrit 20031" style:language-complex="hi" style:country-complex="IN" style:font-weight-complex="normal"/>
    </style:style>
    <style:style style:name="T121" style:family="text">
      <style:text-properties style:font-name="Lato Light1" style:font-name-complex="Sanskrit 20031"/>
    </style:style>
    <style:style style:name="T122" style:family="text">
      <style:text-properties style:font-name="Lato Light1" officeooo:rsid="004b5567" style:font-name-complex="Sanskrit 20031"/>
    </style:style>
    <style:style style:name="T123" style:family="text">
      <style:text-properties style:font-name="Lato Light1" fo:font-size="8pt" style:font-size-asian="8pt" style:font-name-complex="Sanskrit 20031" style:font-size-complex="8pt"/>
    </style:style>
    <style:style style:name="T124" style:family="text">
      <style:text-properties style:font-name="Lato Light1" fo:font-size="8pt" officeooo:rsid="0001e9ec" style:font-size-asian="8pt" style:font-name-complex="Sanskrit 20031" style:font-size-complex="8pt"/>
    </style:style>
    <style:style style:name="T125" style:family="text">
      <style:text-properties style:font-name="Lato Light1" fo:font-size="10pt" officeooo:rsid="0076e724" style:font-size-asian="10pt" style:font-name-complex="Sanskrit 20031" style:font-size-complex="10pt" style:language-complex="hi" style:country-complex="IN"/>
    </style:style>
    <style:style style:name="T126" style:family="text">
      <style:text-properties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127" style:family="text">
      <style:text-properties style:font-name="Sanskrit 2003" style:language-complex="hi" style:country-complex="IN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officeooo:rsid="0055b846" style:font-weight-asian="bold" style:font-weight-complex="bold"/>
    </style:style>
    <style:style style:name="T130" style:family="text">
      <style:text-properties fo:font-weight="bold" officeooo:rsid="000a35fc" style:font-weight-asian="bold" style:font-name-complex="Sanskrit 20031" style:language-complex="hi" style:country-complex="IN" style:font-weight-complex="bold"/>
    </style:style>
    <style:style style:name="T131" style:family="text">
      <style:text-properties officeooo:rsid="002a7a70"/>
    </style:style>
    <style:style style:name="T132" style:family="text">
      <style:text-properties officeooo:rsid="003a0827"/>
    </style:style>
    <style:style style:name="T133" style:family="text">
      <style:text-properties officeooo:rsid="003fb2ef"/>
    </style:style>
    <style:style style:name="T134" style:family="text">
      <style:text-properties officeooo:rsid="0055b846"/>
    </style:style>
    <style:style style:name="T135" style:family="text">
      <style:text-properties fo:font-weight="normal" officeooo:rsid="000a35fc" style:font-weight-asian="normal" style:font-name-complex="Sanskrit 20031" style:language-complex="hi" style:country-complex="IN" style:font-weight-complex="normal"/>
    </style:style>
    <style:style style:name="T136" style:family="text">
      <style:text-properties fo:font-weight="normal" officeooo:rsid="002f8136" style:font-weight-asian="normal" style:font-name-complex="Sanskrit 20031" style:language-complex="hi" style:country-complex="IN" style:font-weight-complex="normal"/>
    </style:style>
    <style:style style:name="T137" style:family="text">
      <style:text-properties style:use-window-font-color="true" style:font-name="Lato Light1"/>
    </style:style>
    <style:style style:name="T138" style:family="text">
      <style:text-properties style:use-window-font-color="true" style:font-name="Lato Light1" style:font-name-complex="Sanskrit 20031"/>
    </style:style>
    <style:style style:name="T139" style:family="text">
      <style:text-properties style:use-window-font-color="true" style:font-name="Lato Light1" officeooo:rsid="007e6f49" style:font-name-complex="Sanskrit 20031"/>
    </style:style>
    <style:style style:name="T140" style:family="text">
      <style:text-properties style:use-window-font-color="true" style:font-name="Lato Light1" officeooo:rsid="007b8333" style:font-name-complex="Sanskrit 20031"/>
    </style:style>
    <style:style style:name="T141" style:family="text">
      <style:text-properties style:use-window-font-color="true" style:font-name="Lato Light1" officeooo:rsid="007ee301" style:font-name-complex="Sanskrit 20031"/>
    </style:style>
    <style:style style:name="T142" style:family="text">
      <style:text-properties style:use-window-font-color="true" style:font-name="Lato Light1" officeooo:rsid="007f0b54" style:font-name-complex="Sanskrit 20031"/>
    </style:style>
    <style:style style:name="T143" style:family="text">
      <style:text-properties style:use-window-font-color="true" style:font-name="Lato Light1" officeooo:rsid="00801ccf" style:font-name-complex="Sanskrit 20031"/>
    </style:style>
    <style:style style:name="T144" style:family="text">
      <style:text-properties style:use-window-font-color="true" style:font-name="Lato Light1" fo:font-size="8pt" style:font-size-asian="8pt" style:font-name-complex="Sanskrit 20031" style:font-size-complex="8pt"/>
    </style:style>
    <style:style style:name="T145" style:family="text">
      <style:text-properties style:use-window-font-color="true" style:font-name="Lato Light1" fo:font-size="8pt" officeooo:rsid="007e6f49" style:font-size-asian="8pt" style:font-name-complex="Sanskrit 20031" style:font-size-complex="8pt"/>
    </style:style>
    <style:style style:name="T146" style:family="text">
      <style:text-properties style:use-window-font-color="true" style:font-name="Lato Light1" fo:font-size="8pt" officeooo:rsid="007ee301" style:font-size-asian="8pt" style:font-name-complex="Sanskrit 20031" style:font-size-complex="8pt"/>
    </style:style>
    <style:style style:name="T147" style:family="text">
      <style:text-properties style:use-window-font-color="true" style:font-name="Lato Light1" fo:font-size="8pt" officeooo:rsid="007f0b54" style:font-size-asian="8pt" style:font-name-complex="Sanskrit 20031" style:font-size-complex="8pt"/>
    </style:style>
    <style:style style:name="T148" style:family="text">
      <style:text-properties style:use-window-font-color="true" style:font-name="Lato Light1" fo:font-size="8pt" officeooo:rsid="0001e9ec" style:font-size-asian="8pt" style:font-name-complex="Sanskrit 20031" style:font-size-complex="8pt"/>
    </style:style>
    <style:style style:name="T149" style:family="text">
      <style:text-properties style:use-window-font-color="true" style:font-name="Lato Light1" fo:font-size="8pt" officeooo:rsid="008008eb" style:font-size-asian="8pt" style:font-name-complex="Sanskrit 20031" style:font-size-complex="8pt"/>
    </style:style>
    <style:style style:name="T150" style:family="text">
      <style:text-properties style:use-window-font-color="true" style:font-name="Lato Light1" fo:font-size="8pt" officeooo:rsid="00801ccf" style:font-size-asian="8pt" style:font-name-complex="Sanskrit 20031" style:font-size-complex="8pt"/>
    </style:style>
    <style:style style:name="T151" style:family="text">
      <style:text-properties style:use-window-font-color="true" style:font-name="Lato Light1" officeooo:rsid="007ee301"/>
    </style:style>
    <style:style style:name="T152" style:family="text">
      <style:text-properties style:use-window-font-color="true" style:font-name="Lato Light1" officeooo:rsid="008008eb"/>
    </style:style>
    <style:style style:name="T153" style:family="text">
      <style:text-properties style:use-window-font-color="true" style:font-name="Lato Light1" officeooo:rsid="00801ccf"/>
    </style:style>
    <style:style style:name="T154" style:family="text">
      <style:text-properties style:use-window-font-color="true" officeooo:rsid="007e6f49"/>
    </style:style>
    <style:style style:name="T155" style:family="text">
      <style:text-properties style:use-window-font-color="true" officeooo:rsid="00880fed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सत्याः</text:p>
          </table:table-cell>
          <table:table-cell table:style-name="Table1.A1" office:value-type="string">
            <text:p text:style-name="P4"><text:span text:style-name="T87">X, [you are] </text:span><text:span text:style-name="T80">satyaḥ / </text:span><text:span text:style-name="T94">the</text:span><text:span text:style-name="T81"> satyaḥ</text:span></text:p>
          </table:table-cell>
          <table:table-cell table:style-name="Table1.A1" office:value-type="string">
            <text:p text:style-name="P76"><text:span text:style-name="T104">1:1:5 / 1:29:1 / 1:63:3 / 1:87:4 / 1:174:1 / 2:12:15 / 2:15:1 / 2:22:1 / 2:22:2 / 2:22:3 / 2:23:11 / 3:4:10 / </text:span><text:span text:style-name="T144">3:</text:span><text:span text:style-name="T145">6</text:span><text:span text:style-name="T144">:1</text:span><text:span text:style-name="T145">0 </text:span><text:span text:style-name="T104">/ 3:14:1 / 4:16:1 / 4:21:10 / 4:31:2 / 4:40:2 / 5:23:2 / 5:25:2 / 5:67:4 / </text:span><text:span text:style-name="T105">6:22:1 / </text:span><text:span text:style-name="T123">6:45:10 / 6:50:2 / 6:51:10 / 7:35:2 / 7:35:12 / 7:75:7 / 8:16:8 / </text:span><text:span text:style-name="T144">8:4</text:span><text:span text:style-name="T147">0</text:span><text:span text:style-name="T144">:</text:span><text:span text:style-name="T147">11 / </text:span><text:span text:style-name="T123">8:90:2 / 8:90:4 / 8:92:18 / 8:98:5 / 9:7:3 / 9:92:6 / </text:span><text:span text:style-name="T144">10:15:</text:span><text:span text:style-name="T149">9 /</text:span><text:span text:style-name="T123"> 10:29:4 / 10:47:4 / 10:104:3 / </text:span><text:span text:style-name="T144">10:111:</text:span><text:span text:style-name="T150">1 / </text:span><text:span text:style-name="T123">10:111:4</text:span></text:p>
          </table:table-cell>
          <table:table-cell table:style-name="Table1.D1" office:value-type="string">
            <text:p text:style-name="P20">Yes</text:p>
          </table:table-cell>
          <table:table-cell table:style-name="Table1.D1" office:value-type="string">
            <text:p text:style-name="P23">Yes</text:p>
          </table:table-cell>
          <table:table-cell table:style-name="Table1.F1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म्</text:p>
          </table:table-cell>
          <table:table-cell table:style-name="Table1.A2" office:value-type="string">
            <text:p text:style-name="P82"><text:span text:style-name="T39">we know you [are]</text:span><text:span text:style-name="T48"> s</text:span><text:span text:style-name="T49">atya</text:span></text:p>
          </table:table-cell>
          <table:table-cell table:style-name="Table1.A2" office:value-type="string">
            <text:p text:style-name="P111">8:44:2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तरः</text:p>
          </table:table-cell>
          <table:table-cell table:style-name="Table1.A2" office:value-type="string">
            <text:p text:style-name="P5"><text:span text:style-name="T87">X, [you are] </text:span><text:span text:style-name="T89">more</text:span><text:span text:style-name="T87"> </text:span><text:span text:style-name="T80">satyaḥ</text:span></text:p>
          </table:table-cell>
          <table:table-cell table:style-name="Table1.A2" office:value-type="string">
            <text:p text:style-name="P112"><text:span text:style-name="T116">1:76:5 / 3:4:10 / </text:span>7:2:10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1">सत्याभिः द्युम्नहूतिभिः / आशिषः सत्या / सत्यवाचम्</text:p>
          </table:table-cell>
          <table:table-cell table:style-name="Table1.A2" office:value-type="string">
            <text:p text:style-name="P3"><text:span text:style-name="T80">satya</text:span><text:span text:style-name="T87">-utterances</text:span></text:p>
          </table:table-cell>
          <table:table-cell table:style-name="Table1.A2" office:value-type="string">
            <text:p text:style-name="P77"><text:span text:style-name="T121">1:129:7 / </text:span>1:179:6 / 3:54:4 / <text:span text:style-name="T121">7:2:3 / 10:37:2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ं वदन् / सत्यवाचा / सत्यताते</text:p>
          </table:table-cell>
          <table:table-cell table:style-name="Table1.A2" office:value-type="string">
            <text:p text:style-name="P16"><text:span text:style-name="T129">s</text:span><text:span text:style-name="T128">atya</text:span>-speech / <text:span text:style-name="T129">s</text:span><text:span text:style-name="T128">atya</text:span>-spe<text:span text:style-name="T134">aker</text:span> </text:p>
          </table:table-cell>
          <table:table-cell table:style-name="Table1.A2" office:value-type="string">
            <text:p text:style-name="P113"><text:span text:style-name="T116">3:26:9 / 4:4:14 / 4:33:6 / </text:span>9:113:4 / 10:12:1</text:p>
          </table:table-cell>
          <table:table-cell table:style-name="Table1.D2" office:value-type="string">
            <text:p text:style-name="P33">Yes</text:p>
          </table:table-cell>
          <table:table-cell table:style-name="Table1.D2" office:value-type="string">
            <text:p text:style-name="P34">Yes</text:p>
          </table:table-cell>
          <table:table-cell table:style-name="Table1.F2" office:value-type="string">
            <text:p text:style-name="P33">Yes</text:p>
          </table:table-cell>
        </table:table-row>
        <table:table-row table:style-name="Table1.1">
          <table:table-cell table:style-name="Table1.A2" office:value-type="string">
            <text:p text:style-name="P10">सत्यान्युक्थः / मन्त्रेभिः सत्यैः / सत्यमन्त्रः / स्तोमं सत्यं / सत्यमन्मा / सत्यया देवहूत्या / सत्याम् श्रद्धाम् / सत्यगिर्वाहसम्</text:p>
          </table:table-cell>
          <table:table-cell table:style-name="Table1.A2" office:value-type="string">
            <text:p text:style-name="P6"><text:span text:style-name="T80">satya</text:span><text:span text:style-name="T87">-</text:span><text:span text:style-name="T90">hymn</text:span></text:p>
          </table:table-cell>
          <table:table-cell table:style-name="Table1.A2" office:value-type="string">
            <text:p text:style-name="P139">1:20:4 / <text:span text:style-name="T154">1:67:</text:span><text:span text:style-name="T155">3 / </text:span><text:span text:style-name="T116">1:108:6 </text:span>/ <text:span text:style-name="T116">1:127:8 / </text:span>1:152:2 <text:span text:style-name="T116">/ </text:span>6:67:10 / 7:76:4 / 8:100:3 / 9:97:48 / 10:63:1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कर्मन् / भद्रम् सत्य अपांसि सत्या /<text:span text:style-name="T131"> सत्यानि करणानि / सत्यानि / सत्येन / विश्वानि सत्यानि / ...</text:span></text:p>
          </table:table-cell>
          <table:table-cell table:style-name="Table1.A2" office:value-type="string">
            <text:p text:style-name="P3"><text:span text:style-name="T80">satya</text:span><text:span text:style-name="T87">-actions</text:span></text:p>
          </table:table-cell>
          <table:table-cell table:style-name="Table1.A2" office:value-type="string">
            <text:p text:style-name="P78">1:1:6 / <text:span text:style-name="T140">1:21:6</text:span><text:span text:style-name="T139"> / </text:span>1:70:8 / 1:98:3 / 2:15:1 / 4:17:20 / 4:22:6 / 4:54:4 / 5:45:7 / 5:85:8 / <text:span text:style-name="T121">9:113:4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ा समिथा</text:p>
          </table:table-cell>
          <table:table-cell table:style-name="Table1.A2" office:value-type="string">
            <text:p text:style-name="P83"><text:span text:style-name="T47">satya</text:span><text:span text:style-name="T38">-</text:span><text:span text:style-name="T40">battles</text:span></text:p>
          </table:table-cell>
          <table:table-cell table:style-name="Table1.A2" office:value-type="string">
            <text:p text:style-name="P116">9:94: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61">सत्यराध / रयिं सत्य / द्रविणानि सत्यानि</text:p>
          </table:table-cell>
          <table:table-cell table:style-name="Table1.A2" office:value-type="string">
            <text:p text:style-name="P165"><text:span text:style-name="T80">satya</text:span><text:span text:style-name="T87">-wealth</text:span></text:p>
          </table:table-cell>
          <table:table-cell table:style-name="Table1.A2" office:value-type="string">
            <text:p text:style-name="P160"><text:span text:style-name="T104">1:101:8 / 3:14:6 / 4:24:2 / 4:29:1 / 5:40:7 / </text:span><text:span text:style-name="T123">7:41:3 / 9:78:5 / 10:29:7 / 10:49:11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7">Bad fit</text:p>
          </table:table-cell>
          <table:table-cell table:style-name="Table1.F2" office:value-type="string">
            <text:p text:style-name="P61"><text:bookmark text:name="_GoBack1"/>No</text:p>
          </table:table-cell>
        </table:table-row>
        <table:table-row table:style-name="Table1.1">
          <table:table-cell table:style-name="Table1.A2" office:value-type="string">
            <text:p text:style-name="P10">सत्यशुष्मः / सत्यशवसः / सत्यसव</text:p>
          </table:table-cell>
          <table:table-cell table:style-name="Table1.A2" office:value-type="string">
            <text:p text:style-name="P156"><text:span text:style-name="T84">s</text:span><text:span text:style-name="T80">atya </text:span><text:span text:style-name="T87">power / strength</text:span></text:p>
          </table:table-cell>
          <table:table-cell table:style-name="Table1.A2" office:value-type="string">
            <text:p text:style-name="P79">1:51:15 / 1:57:1 / 1:59:4 / 1:86:8 / 1:86:9 / 1:103:6 / 3:30:21 / 4:11:4 / 5:52:8 / 5:82:7 / <text:span text:style-name="T121">9:97:48 / 10:36:13 / 10:36:13 / 10:44:3 / 10:112:10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62">No</text:p>
          </table:table-cell>
        </table:table-row>
        <table:table-row table:style-name="Table1.1">
          <table:table-cell table:style-name="Table1.A2" office:value-type="string">
            <text:p text:style-name="P10">सत्यधर्मः</text:p>
          </table:table-cell>
          <table:table-cell table:style-name="Table1.A2" office:value-type="string">
            <text:p text:style-name="P155"><text:span text:style-name="T80">satya</text:span><text:span text:style-name="T87">-dharma</text:span></text:p>
          </table:table-cell>
          <table:table-cell table:style-name="Table1.A2" office:value-type="string">
            <text:p text:style-name="P41">1:12:7 / 5:51:2 / 5:63:1 / <text:span text:style-name="T121">10:34:8 / 10:121:9 / 10:139:3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3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2">
          <table:table-cell table:style-name="Table1.A12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यदि सत्यम् अस्ति</text:p>
          </table:table-cell>
          <table:table-cell table:style-name="Table1.A2" office:value-type="string">
            <text:p text:style-name="P140"><text:span text:style-name="T53">sing a</text:span><text:span text:style-name="T54"> </text:span><text:span text:style-name="T38">satya</text:span><text:span text:style-name="T52">-</text:span><text:span text:style-name="T54">hymn </text:span><text:span text:style-name="T53">to Indra if he is </text:span><text:span text:style-name="T50">satya</text:span></text:p>
          </table:table-cell>
          <table:table-cell table:style-name="Table1.A2" office:value-type="string">
            <text:p text:style-name="P117">8:100: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5">Yes</text:p>
          </table:table-cell>
          <table:table-cell table:style-name="Table1.F2" office:value-type="string">
            <text:p text:style-name="P68">Bad fit</text:p>
          </table:table-cell>
        </table:table-row>
        <table:table-row table:style-name="Table1.14">
          <table:table-cell table:style-name="Table1.A2" office:value-type="string">
            <text:p text:style-name="P12">सत्योक्तिः</text:p>
          </table:table-cell>
          <table:table-cell table:style-name="Table1.A2" office:value-type="string">
            <text:p text:style-name="P157"><text:span text:style-name="T80">Satya</text:span><text:span text:style-name="T87">-</text:span><text:span text:style-name="T88">words into which the world expanded</text:span></text:p>
          </table:table-cell>
          <table:table-cell table:style-name="Table1.A2" office:value-type="string">
            <text:p text:style-name="P174">10:37: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5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्थातुः च सत्यम् जगतः च धर्मण्</text:p>
          </table:table-cell>
          <table:table-cell table:style-name="Table1.A2" office:value-type="string">
            <text:p text:style-name="P144"><text:span text:style-name="T64">[Heaven and Earth] keep the</text:span><text:span text:style-name="T65"> </text:span><text:span text:style-name="T67">saty</text:span><text:span text:style-name="T68">a</text:span><text:span text:style-name="T72"> </text:span><text:span text:style-name="T73">of everything that stands and everything that moves</text:span><text:span text:style-name="T73"><text:note text:id="ftn1" text:note-class="footnote"><text:note-citation>1</text:note-citation><text:note-body><text:p text:style-name="Footnote">The Doors <text:span text:style-name="T156">The End: … </text:span><text:span text:style-name="T157">Of everything that stands, the end, No safety or surprise, the end ...</text:span></text:p></text:note-body></text:note></text:span></text:p>
          </table:table-cell>
          <table:table-cell table:style-name="Table1.A2" office:value-type="string">
            <text:p text:style-name="P90"><text:span text:style-name="T138">1:</text:span><text:span text:style-name="T139">159</text:span><text:span text:style-name="T138">:</text:span><text:span text:style-name="T139">3</text:span></text:p>
          </table:table-cell>
          <table:table-cell table:style-name="Table1.D2" office:value-type="string">
            <text:p text:style-name="P35">Yes</text:p>
          </table:table-cell>
          <table:table-cell table:style-name="Table1.D2" office:value-type="string">
            <text:p text:style-name="P63">No</text:p>
          </table:table-cell>
          <table:table-cell table:style-name="Table1.F2" office:value-type="string">
            <text:p text:style-name="P63">No</text:p>
          </table:table-cell>
        </table:table-row>
        <table:table-row table:style-name="Table1.1">
          <table:table-cell table:style-name="Table1.A2" office:value-type="string">
            <text:p text:style-name="P10">विश्वम् सत्यम् ... युवोः</text:p>
          </table:table-cell>
          <table:table-cell table:style-name="Table1.A2" office:value-type="string">
            <text:p text:style-name="P145"><text:span text:style-name="T74">[</text:span><text:span text:style-name="T75">Brahmanaspati</text:span><text:span text:style-name="T74">]</text:span><text:span text:style-name="T72">, </text:span><text:span text:style-name="T74">of you … everything</text:span><text:span text:style-name="T69"> </text:span><text:span text:style-name="T67">satya</text:span></text:p>
          </table:table-cell>
          <table:table-cell table:style-name="Table1.A2" office:value-type="string">
            <text:p text:style-name="P91"><text:span text:style-name="T138">2:24:1</text:span><text:span text:style-name="T139">2</text:span></text:p>
          </table:table-cell>
          <table:table-cell table:style-name="Table1.D2" office:value-type="string">
            <text:p text:style-name="P24">Yes</text:p>
          </table:table-cell>
          <table:table-cell table:style-name="Table1.D2" office:value-type="string">
            <text:p text:style-name="P63">No</text:p>
          </table:table-cell>
          <table:table-cell table:style-name="Table1.F2" office:value-type="string">
            <text:p text:style-name="P46">Yes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सत्यम् अस्तु</text:p>
          </table:table-cell>
          <table:table-cell table:style-name="Table1.A2" office:value-type="string">
            <text:p text:style-name="P156"><text:span text:style-name="T87">Mitra/Varuna may the </text:span><text:span text:style-name="T80">satyam</text:span><text:span text:style-name="T87"> [thing] be given to the hymn singer</text:span></text:p>
          </table:table-cell>
          <table:table-cell table:style-name="Table1.A2" office:value-type="string">
            <text:p text:style-name="P167"><text:span text:style-name="T104">4:1:18</text:span><text:tab/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ेभिः देवेभिः रुजत् दृळ्हानि</text:p>
          </table:table-cell>
          <table:table-cell table:style-name="Table1.A2" office:value-type="string">
            <text:p text:style-name="P147"><text:span text:style-name="T11">with the</text:span><text:span text:style-name="T21"> satyebiḥ</text:span><text:span text:style-name="T11"> (pl.) </text:span><text:span text:style-name="T18">gods</text:span><text:span text:style-name="T11">, you destroy </text:span><text:span text:style-name="T13">the strong (dṛḷhāni)</text:span></text:p>
          </table:table-cell>
          <table:table-cell table:style-name="Table1.A2" office:value-type="string">
            <text:p text:style-name="P135">7:75:7</text:p>
          </table:table-cell>
          <table:table-cell table:style-name="Table1.D2" office:value-type="string">
            <text:p text:style-name="P58">Yes</text:p>
          </table:table-cell>
          <table:table-cell table:style-name="Table1.D2" office:value-type="string">
            <text:p text:style-name="P58">Yes</text:p>
          </table:table-cell>
          <table:table-cell table:style-name="Table1.F2" office:value-type="string">
            <text:p text:style-name="P73">Bad fit</text:p>
          </table:table-cell>
        </table:table-row>
        <table:table-row table:style-name="Table1.1">
          <table:table-cell table:style-name="Table1.A2" office:value-type="string">
            <text:p text:style-name="P10">सत्येभिः धन-सैः</text:p>
          </table:table-cell>
          <table:table-cell table:style-name="Table1.A2" office:value-type="string">
            <text:p text:style-name="P150"><text:span text:style-name="T11">with </text:span><text:span text:style-name="T17">[instr.]</text:span><text:span text:style-name="T11"> the</text:span><text:span text:style-name="T21"> satyebiḥ</text:span><text:span text:style-name="T11"> </text:span><text:span text:style-name="T17">[</text:span><text:span text:style-name="T11">pl.</text:span><text:span text:style-name="T17">] givers</text:span><text:span text:style-name="T11">, you destroy </text:span><text:span text:style-name="T13">th</text:span><text:span text:style-name="T17">is Vala</text:span></text:p>
          </table:table-cell>
          <table:table-cell table:style-name="Table1.A2" office:value-type="string">
            <text:p text:style-name="P95"><text:span text:style-name="T138">10:67:</text:span><text:span text:style-name="T143">7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विश्वम् सत्यम् कृणुहि विष्टम् अस्तु</text:p>
          </table:table-cell>
          <table:table-cell table:style-name="Table1.A2" office:value-type="string">
            <text:p text:style-name="P146"><text:span text:style-name="T76">Agni … make the whole [world]</text:span><text:span text:style-name="T72"> </text:span><text:span text:style-name="T67">satya</text:span><text:span text:style-name="T70">m</text:span><text:span text:style-name="T67">, </text:span><text:span text:style-name="T77">let</text:span><text:span text:style-name="T78"> it </text:span><text:span text:style-name="T79">be </text:span><text:span text:style-name="T78">filled with it</text:span><text:span text:style-name="T70">.</text:span></text:p>
          </table:table-cell>
          <table:table-cell table:style-name="Table1.A2" office:value-type="string">
            <text:p text:style-name="P92"><text:span text:style-name="T138">3:30:</text:span><text:span text:style-name="T139">6</text:span></text:p>
          </table:table-cell>
          <table:table-cell table:style-name="Table1.D2" office:value-type="string">
            <text:p text:style-name="P25">Yes</text:p>
          </table:table-cell>
          <table:table-cell table:style-name="Table1.D2" office:value-type="string">
            <text:p text:style-name="P63">No</text:p>
          </table:table-cell>
          <table:table-cell table:style-name="Table1.F2" office:value-type="string">
            <text:p text:style-name="P63">No</text:p>
          </table:table-cell>
        </table:table-row>
        <table:table-row table:style-name="Table1.1">
          <table:table-cell table:style-name="Table1.A2" office:value-type="string">
            <text:p text:style-name="P10">सत्येन उत्तभिता भूमिः</text:p>
          </table:table-cell>
          <table:table-cell table:style-name="Table1.A2" office:value-type="string">
            <text:p text:style-name="P101"><text:span text:style-name="T33">the Earth is supported by </text:span><text:span text:style-name="T24">satya</text:span></text:p>
          </table:table-cell>
          <table:table-cell table:style-name="Table1.A2" office:value-type="string">
            <text:p text:style-name="P96"><text:span text:style-name="T138">10:</text:span><text:span text:style-name="T143">85</text:span><text:span text:style-name="T138">:</text:span><text:span text:style-name="T143">1</text:span></text:p>
          </table:table-cell>
          <table:table-cell table:style-name="Table1.D2" office:value-type="string">
            <text:p text:style-name="P3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49">Yes</text:p>
          </table:table-cell>
        </table:table-row>
        <table:table-row table:style-name="Table1.22">
          <table:table-cell table:style-name="Table1.A22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5">सत्यमस्तु</text:p>
          </table:table-cell>
          <table:table-cell table:style-name="Table1.A2" office:value-type="string">
            <text:p text:style-name="P167"><text:span text:style-name="T4">may what I say be </text:span><text:span text:style-name="T3">satya</text:span></text:p>
          </table:table-cell>
          <table:table-cell table:style-name="Table1.A2" office:value-type="string">
            <text:p text:style-name="P169">1:185:1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77">सत्या <text:span text:style-name="T127">कृणुता</text:span></text:p>
          </table:table-cell>
          <table:table-cell table:style-name="Table1.A2" office:value-type="string">
            <text:p text:style-name="P173"><text:span text:style-name="T4">make the hymn [become] </text:span><text:span text:style-name="T3">satya</text:span></text:p>
          </table:table-cell>
          <table:table-cell table:style-name="Table1.A2" office:value-type="string">
            <text:p text:style-name="P118">10:67:1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77">अभवत् सत्या</text:p>
          </table:table-cell>
          <table:table-cell table:style-name="Table1.A2" office:value-type="string">
            <text:p text:style-name="P7"><text:span text:style-name="T4">may the anger of X become </text:span><text:span text:style-name="T3">satya</text:span></text:p>
          </table:table-cell>
          <table:table-cell table:style-name="Table1.A2" office:value-type="string">
            <text:p text:style-name="P169">2:24:1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7">सत्यम् कृणुते मन्युम्</text:p>
          </table:table-cell>
          <table:table-cell table:style-name="Table1.A2" office:value-type="string">
            <text:p text:style-name="P97"><text:span text:style-name="T66">Indra makes his anger </text:span><text:span text:style-name="T67">satya</text:span><text:span text:style-name="T71">m</text:span></text:p>
          </table:table-cell>
          <table:table-cell table:style-name="Table1.A2" office:value-type="string">
            <text:p text:style-name="P104"><text:span text:style-name="T137">4:17:</text:span><text:span text:style-name="T151">10</text:span>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64">No</text:p>
          </table:table-cell>
          <table:table-cell table:style-name="Table1.F2" office:value-type="string">
            <text:p text:style-name="P64">No</text:p>
          </table:table-cell>
        </table:table-row>
        <table:table-row table:style-name="Table1.1">
          <table:table-cell table:style-name="Table1.A2" office:value-type="string">
            <text:p text:style-name="P177">सत्यमुग्र</text:p>
          </table:table-cell>
          <table:table-cell table:style-name="Table1.A2" office:value-type="string">
            <text:p text:style-name="P98"><text:span text:style-name="T19">satya</text:span><text:span text:style-name="T9">-</text:span><text:span text:style-name="T10">fury</text:span></text:p>
          </table:table-cell>
          <table:table-cell table:style-name="Table1.A2" office:value-type="string">
            <text:p text:style-name="P119">9:113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7">देवहूतिः अभवत् सत्या</text:p>
          </table:table-cell>
          <table:table-cell table:style-name="Table1.A2" office:value-type="string">
            <text:p text:style-name="P8"><text:span text:style-name="T5">The praise of X </text:span><text:span text:style-name="T4">become </text:span><text:span text:style-name="T3">satya</text:span></text:p>
          </table:table-cell>
          <table:table-cell table:style-name="Table1.A2" office:value-type="string">
            <text:p text:style-name="P120">6:65:5</text:p>
          </table:table-cell>
          <table:table-cell table:style-name="Table1.D2" office:value-type="string">
            <text:p text:style-name="P40">Yes</text:p>
          </table:table-cell>
          <table:table-cell table:style-name="Table1.D2" office:value-type="string">
            <text:p text:style-name="P40">Yes</text:p>
          </table:table-cell>
          <table:table-cell table:style-name="Table1.F2" office:value-type="string">
            <text:p text:style-name="P40">Yes</text:p>
          </table:table-cell>
        </table:table-row>
        <table:table-row table:style-name="Table1.1">
          <table:table-cell table:style-name="Table1.A2" office:value-type="string">
            <text:p text:style-name="P162">आशिषः सत्या भवन्तु</text:p>
          </table:table-cell>
          <table:table-cell table:style-name="Table1.A2" office:value-type="string">
            <text:p text:style-name="P9"><text:span text:style-name="T5">The </text:span><text:span text:style-name="T6">blessings</text:span><text:span text:style-name="T5"> of X </text:span><text:span text:style-name="T4">become </text:span><text:span text:style-name="T3">satya</text:span></text:p>
          </table:table-cell>
          <table:table-cell table:style-name="Table1.A2" office:value-type="string">
            <text:p text:style-name="P121">7:17:5 / 8:44:23</text:p>
          </table:table-cell>
          <table:table-cell table:style-name="Table1.D2" office:value-type="string">
            <text:p text:style-name="P36">Yes</text:p>
          </table:table-cell>
          <table:table-cell table:style-name="Table1.D2" office:value-type="string">
            <text:p text:style-name="P55">Yes</text:p>
          </table:table-cell>
          <table:table-cell table:style-name="Table1.F2" office:value-type="string">
            <text:p text:style-name="P55">Yes</text:p>
          </table:table-cell>
        </table:table-row>
        <table:table-row table:style-name="Table1.1">
          <table:table-cell table:style-name="Table1.A2" office:value-type="string">
            <text:p text:style-name="P178">सत्याः सन्तु कामाः</text:p>
          </table:table-cell>
          <table:table-cell table:style-name="Table1.A2" office:value-type="string">
            <text:p text:style-name="P17"><text:span text:style-name="T4">may the </text:span><text:span text:style-name="T7">desire</text:span><text:span text:style-name="T4"> of X become </text:span><text:span text:style-name="T3">satya</text:span></text:p>
          </table:table-cell>
          <table:table-cell table:style-name="Table1.A2" office:value-type="string">
            <text:p text:style-name="P122">10:116:8 / 10:128:4</text:p>
          </table:table-cell>
          <table:table-cell table:style-name="Table1.D2" office:value-type="string">
            <text:p text:style-name="P36">Yes</text:p>
          </table:table-cell>
          <table:table-cell table:style-name="Table1.D2" office:value-type="string">
            <text:p text:style-name="P55">Yes</text:p>
          </table:table-cell>
          <table:table-cell table:style-name="Table1.F2" office:value-type="string">
            <text:p text:style-name="P55">Yes</text:p>
          </table:table-cell>
        </table:table-row>
        <table:table-row table:style-name="Table1.1">
          <table:table-cell table:style-name="Table1.A2" office:value-type="string">
            <text:p text:style-name="P178">उपस्तुतिः<text:span text:style-name="T127"> सत्या</text:span></text:p>
          </table:table-cell>
          <table:table-cell table:style-name="Table1.A2" office:value-type="string">
            <text:p text:style-name="P151"><text:span text:style-name="T26">oblations (poured into the fire) </text:span><text:span text:style-name="T28">[= praise ?]</text:span><text:span text:style-name="T26"> became </text:span><text:span text:style-name="T20">satya</text:span></text:p>
          </table:table-cell>
          <table:table-cell table:style-name="Table1.A2" office:value-type="string">
            <text:p text:style-name="P123">7:83:7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33">पुरोहितिः सत्या अभवत्</text:p>
          </table:table-cell>
          <table:table-cell table:style-name="Table1.A2" office:value-type="string">
            <text:p text:style-name="P152"><text:span text:style-name="T110">may the </text:span><text:span text:style-name="T111">leadership (purohiti</text:span><text:span text:style-name="T109">ḥ</text:span><text:span text:style-name="T111">)</text:span><text:span text:style-name="T110"> of </text:span><text:span text:style-name="T112">X</text:span><text:span text:style-name="T110"> become </text:span><text:span text:style-name="T107">satya</text:span></text:p>
          </table:table-cell>
          <table:table-cell table:style-name="Table1.A2" office:value-type="string">
            <text:p text:style-name="P130">7:83: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81">तत् सत्यम् अस्तु</text:p>
          </table:table-cell>
          <table:table-cell table:style-name="Table1.A2" office:value-type="string">
            <text:p text:style-name="P154"><text:span text:style-name="T114">May that [secret place] of Soma become</text:span><text:span text:style-name="T115"> </text:span><text:span text:style-name="T108">satya</text:span></text:p>
          </table:table-cell>
          <table:table-cell table:style-name="Table1.A2" office:value-type="string">
            <text:p text:style-name="P108"><text:span text:style-name="T137">9:92:</text:span><text:span text:style-name="T152">5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6">No</text:p>
          </table:table-cell>
          <table:table-cell table:style-name="Table1.F2" office:value-type="string">
            <text:p text:style-name="P57">Yes</text:p>
          </table:table-cell>
        </table:table-row>
        <table:table-row table:style-name="Table1.1">
          <table:table-cell table:style-name="Table1.A2" office:value-type="string">
            <text:p text:style-name="P181">सत्यः आ भूत्</text:p>
          </table:table-cell>
          <table:table-cell table:style-name="Table1.A2" office:value-type="string">
            <text:p text:style-name="P153"><text:span text:style-name="T125">Mitra-Varuna when your devotees go to the </text:span><text:span text:style-name="T113">ṛ</text:span><text:span text:style-name="T125">ta, they become </text:span><text:span text:style-name="T126">satya</text:span></text:p>
          </table:table-cell>
          <table:table-cell table:style-name="Table1.A2" office:value-type="string">
            <text:p text:style-name="P131">6:67:8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35">
          <table:table-cell table:style-name="Table1.F2" table:number-columns-spanned="6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5">रृतम सत्यम् अस्तु</text:p>
          </table:table-cell>
          <table:table-cell table:style-name="Table1.A2" office:value-type="string">
            <text:p text:style-name="P165"><text:span text:style-name="T87">may your Ṛta be </text:span><text:span text:style-name="T80">satya</text:span></text:p>
          </table:table-cell>
          <table:table-cell table:style-name="Table1.A2" office:value-type="string">
            <text:p text:style-name="P169">3:54: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5">ऋतम् च सत्यम् च</text:p>
          </table:table-cell>
          <table:table-cell table:style-name="Table1.A2" office:value-type="string">
            <text:p text:style-name="P109"><text:span text:style-name="T34">the Ṛta</text:span><text:span text:style-name="T35"> and the </text:span><text:span text:style-name="T25">satya</text:span></text:p>
          </table:table-cell>
          <table:table-cell table:style-name="Table1.A2" office:value-type="string">
            <text:p text:style-name="P110"><text:span text:style-name="T137">10:1</text:span><text:span text:style-name="T153">9</text:span><text:span text:style-name="T137">0:</text:span><text:span text:style-name="T153">1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75">सत्यानृतः</text:p>
          </table:table-cell>
          <table:table-cell table:style-name="Table1.A2" office:value-type="string">
            <text:p text:style-name="P86"><text:span text:style-name="T41">the</text:span><text:span text:style-name="T48"> s</text:span><text:span text:style-name="T49">atya</text:span><text:span text:style-name="T42"> </text:span><text:span text:style-name="T41">and the anṛta </text:span><text:span text:style-name="T38">(</text:span><text:span text:style-name="T41">of men</text:span><text:span text:style-name="T38">)</text:span></text:p>
          </table:table-cell>
          <table:table-cell table:style-name="Table1.A2" office:value-type="string">
            <text:p text:style-name="P124">7:49: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81">ऋतजातसत्याः</text:p>
          </table:table-cell>
          <table:table-cell table:style-name="Table1.A2" office:value-type="string">
            <text:p text:style-name="P80"><text:span text:style-name="T87">Ushas, [you are] </text:span><text:span text:style-name="T80">satya </text:span><text:span text:style-name="T87">born of ṛta</text:span><text:span text:style-name="T8"> </text:span></text:p>
          </table:table-cell>
          <table:table-cell table:style-name="Table1.A2" office:value-type="string">
            <text:p text:style-name="P170">4:51:7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70">Bad fit</text:p>
          </table:table-cell>
        </table:table-row>
        <text:soft-page-break/>
        <table:table-row table:style-name="Table1.1">
          <table:table-cell table:style-name="Table1.A2" office:value-type="string">
            <text:p text:style-name="P81">अनृता असत्या</text:p>
          </table:table-cell>
          <table:table-cell table:style-name="Table1.A2" office:value-type="string">
            <text:p text:style-name="P80"><text:span text:style-name="T87">the an-ṛtaḥ, becoming a-</text:span><text:span text:style-name="T80">satyaḥ</text:span><text:span text:style-name="T87">, have make this place a pit</text:span></text:p>
          </table:table-cell>
          <table:table-cell table:style-name="Table1.A2" office:value-type="string">
            <text:p text:style-name="P169">4:5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63">सोम ऋत-वाकेन सत्येन श्रद्धया तपसा सुतः</text:p>
          </table:table-cell>
          <table:table-cell table:style-name="Table1.A2" office:value-type="string">
            <text:p text:style-name="P149"><text:span text:style-name="T14">Soma, </text:span><text:span text:style-name="T15">prepared with lawful speech</text:span><text:span text:style-name="T14">, </text:span><text:span text:style-name="T15">with</text:span><text:span text:style-name="T16"> </text:span><text:span text:style-name="T23">satya</text:span><text:span text:style-name="T16"> </text:span><text:span text:style-name="T15">[instr.],</text:span><text:span text:style-name="T14"> </text:span><text:span text:style-name="T15">with faith, with penance</text:span></text:p>
          </table:table-cell>
          <table:table-cell table:style-name="Table1.A2" office:value-type="string">
            <text:p text:style-name="P105"><text:span text:style-name="T137">9:113:</text:span><text:span text:style-name="T152">2</text:span></text:p>
          </table:table-cell>
          <table:table-cell table:style-name="Table1.D2" office:value-type="string">
            <text:p text:style-name="P30">Yes</text:p>
          </table:table-cell>
          <table:table-cell table:style-name="Table1.D2" office:value-type="string">
            <text:p text:style-name="P54">Yes</text:p>
          </table:table-cell>
          <table:table-cell table:style-name="Table1.F2" office:value-type="string">
            <text:p text:style-name="P54">Yes</text:p>
          </table:table-cell>
        </table:table-row>
        <table:table-row table:style-name="Table1.1">
          <table:table-cell table:style-name="Table1.A2" office:value-type="string">
            <text:p text:style-name="P179">सत्येभिः देवेभिः रुजत् दृळ्हानि</text:p>
          </table:table-cell>
          <table:table-cell table:style-name="Table1.A2" office:value-type="string">
            <text:p text:style-name="P148"><text:span text:style-name="T11">with </text:span><text:span text:style-name="T12">[instr.]</text:span><text:span text:style-name="T11"> the</text:span><text:span text:style-name="T21"> satyebiḥ</text:span><text:span text:style-name="T11"> (pl.) </text:span><text:span text:style-name="T12">gods</text:span><text:span text:style-name="T11">, you destroy </text:span><text:span text:style-name="T13">the strong (dṛḷhāni)</text:span></text:p>
          </table:table-cell>
          <table:table-cell table:style-name="Table1.A2" office:value-type="string">
            <text:p text:style-name="P136">7:75:7</text:p>
          </table:table-cell>
          <table:table-cell table:style-name="Table1.D2" office:value-type="string">
            <text:p text:style-name="P28">Yes</text:p>
          </table:table-cell>
          <table:table-cell table:style-name="Table1.D2" office:value-type="string">
            <text:p text:style-name="P52">Yes</text:p>
          </table:table-cell>
          <table:table-cell table:style-name="Table1.F2" office:value-type="string">
            <text:p text:style-name="P72">Bad fit</text:p>
          </table:table-cell>
        </table:table-row>
        <table:table-row table:style-name="Table1.1">
          <table:table-cell table:style-name="Table1.A2" office:value-type="string">
            <text:p text:style-name="P179"><text:span text:style-name="T132">सत्यमvs.</text:span> मोघं</text:p>
          </table:table-cell>
          <table:table-cell table:style-name="Table1.A2" office:value-type="string">
            <text:p text:style-name="P141"><text:span text:style-name="T51">s</text:span><text:span text:style-name="T47">atya</text:span><text:span text:style-name="T55"> [as opposed to mogha = futility] <text:s/>becomes mogha</text:span></text:p>
          </table:table-cell>
          <table:table-cell table:style-name="Table1.A2" office:value-type="string">
            <text:p text:style-name="P114">10:55:6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71">Bad fit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5">सत्य <text:span text:style-name="T133">vs. यन्न विद्म</text:span></text:p>
          </table:table-cell>
          <table:table-cell table:style-name="Table1.A2" office:value-type="string">
            <text:p text:style-name="P142"><text:span text:style-name="T47">satya</text:span><text:span text:style-name="T52"> </text:span><text:span text:style-name="T56">[opposed to] yat na vidya [= what [we] do not know ?]</text:span></text:p>
          </table:table-cell>
          <table:table-cell table:style-name="Table1.A2" office:value-type="string">
            <text:p text:style-name="P115">10:139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71">Bad fit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F2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5">जनिता सत्य</text:p>
          </table:table-cell>
          <table:table-cell table:style-name="Table1.A2" office:value-type="string">
            <text:p text:style-name="P165"><text:span text:style-name="T87">X, progenitor of </text:span><text:span text:style-name="T80">satya</text:span></text:p>
          </table:table-cell>
          <table:table-cell table:style-name="Table1.A2" office:value-type="string">
            <text:p text:style-name="P169">4:1:10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ूनुम् सत्यस्य</text:p>
          </table:table-cell>
          <table:table-cell table:style-name="Table1.A2" office:value-type="string">
            <text:p text:style-name="P102"><text:span text:style-name="T27">Indra, </text:span><text:span text:style-name="T31">the son of</text:span><text:span text:style-name="T32"> </text:span><text:span text:style-name="T23">satya</text:span></text:p>
          </table:table-cell>
          <table:table-cell table:style-name="Table1.A2" office:value-type="string">
            <text:p text:style-name="P106"><text:span text:style-name="T137">8:</text:span><text:span text:style-name="T152">69</text:span><text:span text:style-name="T137">:</text:span><text:span text:style-name="T152">4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ध्वृतं</text:p>
          </table:table-cell>
          <table:table-cell table:style-name="Table1.A2" office:value-type="string">
            <text:p text:style-name="P87"><text:span text:style-name="T57">Destroyer of </text:span><text:span text:style-name="T47">satya</text:span><text:span text:style-name="T38"> </text:span><text:span text:style-name="T43">[= sinner]</text:span></text:p>
          </table:table-cell>
          <table:table-cell table:style-name="Table1.A2" office:value-type="string">
            <text:p text:style-name="P125">10:27: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ा सुवितः</text:p>
          </table:table-cell>
          <table:table-cell table:style-name="Table1.A2" office:value-type="string">
            <text:p text:style-name="P88"><text:span text:style-name="T58">Producer</text:span><text:span text:style-name="T57"> of </text:span><text:span text:style-name="T47">satya</text:span></text:p>
          </table:table-cell>
          <table:table-cell table:style-name="Table1.A2" office:value-type="string">
            <text:p text:style-name="P126">10:56: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म् कृण्वानाः</text:p>
          </table:table-cell>
          <table:table-cell table:style-name="Table1.A2" office:value-type="string">
            <text:p text:style-name="P103"><text:span text:style-name="T59">satya</text:span><text:span text:style-name="T60">-</text:span><text:span text:style-name="T61">doers</text:span></text:p>
          </table:table-cell>
          <table:table-cell table:style-name="Table1.A2" office:value-type="string">
            <text:p text:style-name="P107"><text:span text:style-name="T137">10:1</text:span><text:span text:style-name="T153">09</text:span><text:span text:style-name="T137">:</text:span><text:span text:style-name="T153">6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म आयन्</text:p>
          </table:table-cell>
          <table:table-cell table:style-name="Table1.A2" office:value-type="string">
            <text:p text:style-name="P89"><text:span text:style-name="T38">[to] </text:span><text:span text:style-name="T44">receive </text:span><text:span text:style-name="T48">s</text:span><text:span text:style-name="T49">atya</text:span></text:p>
          </table:table-cell>
          <table:table-cell table:style-name="Table1.A2" office:value-type="string">
            <text:p text:style-name="P127">7:56:1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75">सत्ययोनि</text:p>
          </table:table-cell>
          <table:table-cell table:style-name="Table1.A2" office:value-type="string">
            <text:p text:style-name="P165"><text:span text:style-name="T87">the abode </text:span><text:span text:style-name="T92">(womb?) </text:span><text:span text:style-name="T87">of </text:span><text:span text:style-name="T80">satya</text:span></text:p>
          </table:table-cell>
          <table:table-cell table:style-name="Table1.A2" office:value-type="string">
            <text:p text:style-name="P170">4:19: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34">सत्ययजम्</text:p>
          </table:table-cell>
          <table:table-cell table:style-name="Table1.A2" office:value-type="string">
            <text:p text:style-name="P137"><text:span text:style-name="T130">satya</text:span><text:span text:style-name="T135">-</text:span><text:span text:style-name="T136">worshipper</text:span></text:p>
          </table:table-cell>
          <table:table-cell table:style-name="Table1.A2" office:value-type="string">
            <text:p text:style-name="P172"><text:span text:style-name="T121">4:3:1 / </text:span>6:16:46</text:p>
          </table:table-cell>
          <table:table-cell table:style-name="Table1.D2" office:value-type="string">
            <text:p text:style-name="P37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33">सत्यसत्वन्</text:p>
          </table:table-cell>
          <table:table-cell table:style-name="Table1.A2" office:value-type="string">
            <text:p text:style-name="P138"><text:span text:style-name="T117">satya</text:span><text:span text:style-name="T118">-</text:span><text:span text:style-name="T119">strong <text:s/></text:span><text:span text:style-name="T120">[</text:span><text:span text:style-name="T119">Satvan]</text:span></text:p>
          </table:table-cell>
          <table:table-cell table:style-name="Table1.A2" office:value-type="string">
            <text:p text:style-name="P132">6:31:5</text:p>
          </table:table-cell>
          <table:table-cell table:style-name="Table1.D2" office:value-type="string">
            <text:p text:style-name="P38">Yes</text:p>
          </table:table-cell>
          <table:table-cell table:style-name="Table1.D2" office:value-type="string">
            <text:p text:style-name="P39">Yes</text:p>
          </table:table-cell>
          <table:table-cell table:style-name="Table1.F2" office:value-type="string">
            <text:p text:style-name="P65">No</text:p>
          </table:table-cell>
        </table:table-row>
        <table:table-row table:style-name="Table1.1">
          <table:table-cell table:style-name="Table1.A2" office:value-type="string">
            <text:p text:style-name="P13">सत्यमित् / एव सत्यम् / सत्यम् तत्</text:p>
          </table:table-cell>
          <table:table-cell table:style-name="Table1.A2" office:value-type="string">
            <text:p text:style-name="P158"><text:span text:style-name="T93">Indeed</text:span><text:span text:style-name="T80"> </text:span><text:span text:style-name="T95">(</text:span><text:span text:style-name="T85">satya</text:span><text:span text:style-name="T86">m </text:span><text:span text:style-name="T101">/ </text:span><text:span text:style-name="T85">satya</text:span><text:span text:style-name="T86">m</text:span><text:span text:style-name="T98">-</text:span><text:span text:style-name="T99">It / </text:span><text:span text:style-name="T102">eva </text:span><text:span text:style-name="T85">satya</text:span><text:span text:style-name="T86">m</text:span><text:span text:style-name="T101"> / </text:span><text:span text:style-name="T85">satya</text:span><text:span text:style-name="T86">m</text:span><text:span text:style-name="T98">-</text:span><text:span text:style-name="T103">tat</text:span><text:span text:style-name="T100">)</text:span></text:p>
          </table:table-cell>
          <table:table-cell table:style-name="Table1.A2" office:value-type="string">
            <text:p text:style-name="P42"><text:span text:style-name="T104">1:52:13 / </text:span><text:span text:style-name="T144">4:2</text:span><text:span text:style-name="T146">8</text:span><text:span text:style-name="T144">:</text:span><text:span text:style-name="T146">5 / </text:span><text:span text:style-name="T104">5:73:9 / </text:span><text:span text:style-name="T106">6:30:4 / </text:span><text:span text:style-name="T124">8:33:10 / </text:span><text:span text:style-name="T148">8:4</text:span><text:span text:style-name="T147">5</text:span><text:span text:style-name="T148">:2</text:span><text:span text:style-name="T147">7 / </text:span><text:span text:style-name="T124">8:62:12 / 8:74:15 / 8:93:5 / 10:27:10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4">सत्यम् <text:span text:style-name="T2">(अस्ति)</text:span></text:p>
          </table:table-cell>
          <table:table-cell table:style-name="Table1.A2" office:value-type="string">
            <text:p text:style-name="P159"><text:span text:style-name="T93">[It is]</text:span><text:span text:style-name="T80"> </text:span><text:span text:style-name="T85">satya</text:span><text:span text:style-name="T86">m</text:span></text:p>
          </table:table-cell>
          <table:table-cell table:style-name="Table1.A2" office:value-type="string">
            <text:p text:style-name="P94"><text:span text:style-name="T138">1:</text:span><text:span text:style-name="T140">38</text:span><text:span text:style-name="T138">:</text:span><text:span text:style-name="T140">7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5">सत्यम मदन्ति</text:p>
          </table:table-cell>
          <table:table-cell table:style-name="Table1.A2" office:value-type="string">
            <text:p text:style-name="P75"><text:span text:style-name="T4">Hymn singers please him </text:span><text:span text:style-name="T3">satyam</text:span></text:p>
          </table:table-cell>
          <table:table-cell table:style-name="Table1.A2" office:value-type="string">
            <text:p text:style-name="P182">4:17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5">सत्याः</text:p>
          </table:table-cell>
          <table:table-cell table:style-name="Table1.A2" office:value-type="string">
            <text:p text:style-name="P143"><text:span text:style-name="T48">s</text:span><text:span text:style-name="T49">atya </text:span><text:span text:style-name="T45">X [in the sense of real X]</text:span></text:p>
          </table:table-cell>
          <table:table-cell table:style-name="Table1.A2" office:value-type="string">
            <text:p text:style-name="P128">8:2:36 / 8:2:37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7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मन्मा</text:p>
          </table:table-cell>
          <table:table-cell table:style-name="Table1.A2" office:value-type="string">
            <text:p text:style-name="P156"><text:span text:style-name="T87">contemplating </text:span><text:span text:style-name="T80">satya</text:span></text:p>
          </table:table-cell>
          <table:table-cell table:style-name="Table1.A2" office:value-type="string">
            <text:p text:style-name="P169">1:73: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7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ाः</text:p>
          </table:table-cell>
          <table:table-cell table:style-name="Table1.A2" office:value-type="string">
            <text:p text:style-name="P156"><text:span text:style-name="T87">like </text:span><text:span text:style-name="T80">satya</text:span><text:span text:style-name="T87"> [females] (= faithful ?)</text:span></text:p>
          </table:table-cell>
          <table:table-cell table:style-name="Table1.A2" office:value-type="string">
            <text:p text:style-name="P169">1:79: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7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61">सत्यासः पितरः</text:p>
          </table:table-cell>
          <table:table-cell table:style-name="Table1.A2" office:value-type="string">
            <text:p text:style-name="P85"><text:span text:style-name="T47">satya</text:span><text:span text:style-name="T38"> </text:span><text:span text:style-name="T46">ancestors</text:span></text:p>
          </table:table-cell>
          <table:table-cell table:style-name="Table1.A2" office:value-type="string">
            <text:p text:style-name="P129">10:15:10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1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75">सत्येन मनसा</text:p>
          </table:table-cell>
          <table:table-cell table:style-name="Table1.A2" office:value-type="string">
            <text:p text:style-name="P99"><text:span text:style-name="T29">with</text:span><text:span text:style-name="T30"> </text:span><text:span text:style-name="T22">satya</text:span><text:span text:style-name="T36"> </text:span><text:span text:style-name="T37">mind</text:span></text:p>
          </table:table-cell>
          <table:table-cell table:style-name="Table1.A2" office:value-type="string">
            <text:p text:style-name="P100"><text:span text:style-name="T138">7:</text:span><text:span text:style-name="T142">90</text:span><text:span text:style-name="T138">:</text:span><text:span text:style-name="T142">5 / 10:67:</text:span><text:span text:style-name="T143">8</text:span></text:p>
          </table:table-cell>
          <table:table-cell table:style-name="Table1.D2" office:value-type="string">
            <text:p text:style-name="P29">Yes</text:p>
          </table:table-cell>
          <table:table-cell table:style-name="Table1.D2" office:value-type="string">
            <text:p text:style-name="P53">Yes</text:p>
          </table:table-cell>
          <table:table-cell table:style-name="Table1.F2" office:value-type="string">
            <text:p text:style-name="P74">Bad fit</text:p>
          </table:table-cell>
        </table:table-row>
        <table:table-row table:style-name="Table1.1">
          <table:table-cell table:style-name="Table1.A2" office:value-type="string">
            <text:p text:style-name="P175">सत्यश्रुतः</text:p>
          </table:table-cell>
          <table:table-cell table:style-name="Table1.A2" office:value-type="string">
            <text:p text:style-name="P165"><text:span text:style-name="T82">s</text:span><text:span text:style-name="T80">atya </text:span><text:span text:style-name="T87">fam</text:span><text:span text:style-name="T91">ous</text:span></text:p>
          </table:table-cell>
          <table:table-cell table:style-name="Table1.A2" office:value-type="string">
            <text:p text:style-name="P168"><text:span text:style-name="T104">5:57:8 / 5:58:8 / </text:span><text:span text:style-name="T105">6:49:6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8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80">महिमा सत्यः / सत्यम् महि-त्वम् </text:p>
          </table:table-cell>
          <table:table-cell table:style-name="Table1.A2" office:value-type="string">
            <text:p text:style-name="P166"><text:span text:style-name="T83">s</text:span><text:span text:style-name="T80">atya </text:span><text:span text:style-name="T96">greatness / </text:span><text:span text:style-name="T97">fame</text:span></text:p>
          </table:table-cell>
          <table:table-cell table:style-name="Table1.A2" office:value-type="string">
            <text:p text:style-name="P171">1:167:7 / <text:span text:style-name="T138">3:</text:span><text:span text:style-name="T141">32</text:span><text:span text:style-name="T138">:</text:span><text:span text:style-name="T141">9</text:span> / <text:span text:style-name="T121">8:3:4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8">Yes</text:p>
          </table:table-cell>
          <table:table-cell table:style-name="Table1.F2" office:value-type="string">
            <text:p text:style-name="P20">Yes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सत्य आत्मेव</text:p>
          </table:table-cell>
          <table:table-cell table:style-name="Table1.A2" office:value-type="string">
            <text:p text:style-name="P84"><text:span text:style-name="T62">satya </text:span><text:span text:style-name="T63">soul (atman)</text:span></text:p>
          </table:table-cell>
          <table:table-cell table:style-name="Table1.A2" office:value-type="string">
            <text:p text:style-name="P93"><text:span text:style-name="T121">1:73:2</text:span><text:span text:style-name="T122">b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3">Yes</text:p>
          </table:table-cell>
          <table:table-cell table:style-name="Table1.F2" office:value-type="string">
            <text:p text:style-name="P59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ato Light" fo:font-family="'Lato Light'" style:font-style-name="Light" style:font-pitch="variable" fo:font-size="8pt" fo:font-weight="250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4.694cm" fo:margin-top="0cm" fo:margin-bottom="0cm" table:align="left" style:writing-mode="lr-tb"/>
    </style:style>
    <style:style style:name="Table2.A" style:family="table-column">
      <style:table-column-properties style:column-width="5.80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8.89cm"/>
    </style:style>
    <style:style style:name="Table2.D" style:family="table-column">
      <style:table-column-properties style:column-width="1.305cm"/>
    </style:style>
    <style:style style:name="Table2.E" style:family="table-column">
      <style:table-column-properties style:column-width="1.094cm"/>
    </style:style>
    <style:style style:name="Table2.F" style:family="table-column">
      <style:table-column-properties style:column-width="1.1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D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F2" style:family="table-cell">
      <style:table-cell-properties style:vertical-align="middle" fo:padding="0cm" fo:border="0.5pt solid #000000"/>
    </style:style>
    <style:style style:name="M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M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M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MT1" style:family="text">
      <style:text-properties officeooo:rsid="004393f8"/>
    </style:style>
    <style:style style:name="MT2" style:family="text">
      <style:text-properties officeooo:rsid="007172bc"/>
    </style:style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 table:style-name="Table2.1">
            <table:table-cell table:style-name="Table2.A1" table:number-rows-spanned="2" office:value-type="string">
              <text:p text:style-name="MP1">Sanskrit</text:p>
            </table:table-cell>
            <table:table-cell table:style-name="Table2.B1" table:number-rows-spanned="2" office:value-type="string">
              <text:p text:style-name="MP2">Context</text:p>
            </table:table-cell>
            <table:table-cell table:style-name="Table2.B1" table:number-rows-spanned="2" office:value-type="string">
              <text:p text:style-name="MP3">Slokas</text:p>
            </table:table-cell>
            <table:table-cell table:style-name="Table2.B1" table:number-columns-spanned="3" office:value-type="string">
              <text:p text:style-name="MP4">Compatible with</text:p>
            </table:table-cell>
            <table:covered-table-cell/>
            <table:covered-table-cell/>
          </table:table-row>
          <table:table-row table:style-name="Table2.1">
            <table:covered-table-cell/>
            <table:covered-table-cell/>
            <table:covered-table-cell/>
            <table:table-cell table:style-name="Table2.D2" office:value-type="string">
              <text:p text:style-name="MP5">“weight”</text:p>
            </table:table-cell>
            <table:table-cell table:style-name="Table2.D2" office:value-type="string">
              <text:p text:style-name="MP5">“<text:span text:style-name="MT1">trust</text:span>”</text:p>
            </table:table-cell>
            <table:table-cell table:style-name="Table2.F2" office:value-type="string">
              <text:p text:style-name="MP6">“<text:span text:style-name="MT2">real”+</text:span></text:p>
              <text:p text:style-name="MP7">”truth”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101</meta:editing-cycles>
    <meta:creation-date>2018-03-26T10:23:00</meta:creation-date>
    <dc:date>2018-12-07T11:00:11.144193262</dc:date>
    <meta:editing-duration>P2DT15H37M10S</meta:editing-duration>
    <meta:generator>LibreOffice/6.0.6.2$Linux_X86_64 LibreOffice_project/00m0$Build-2</meta:generator>
    <meta:document-statistic meta:table-count="2" meta:image-count="0" meta:object-count="0" meta:page-count="4" meta:paragraph-count="375" meta:word-count="1058" meta:character-count="4879" meta:non-whitespace-character-count="41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